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08cm"/>
    </style:style>
    <style:style style:name="co2" style:family="table-column">
      <style:table-column-properties fo:break-before="auto" style:column-width="9.989cm"/>
    </style:style>
    <style:style style:name="co3" style:family="table-column">
      <style:table-column-properties fo:break-before="auto" style:column-width="6.664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>
            <text:p>rom</text:p>
          </table:table-cell>
          <table:table-cell office:value-type="string">
            <text:p>title</text:p>
          </table:table-cell>
          <table:table-cell office:value-type="string">
            <text:p>developer</text:p>
          </table:table-cell>
          <table:table-cell office:value-type="string">
            <text:p>publisher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rating</text:p>
          </table:table-cell>
          <table:table-cell office:value-type="string">
            <text:p>players</text:p>
          </table:table-cell>
          <table:table-cell office:value-type="string">
            <text:p>score</text:p>
          </table:table-cell>
          <table:table-cell table:number-columns-repeated="1014"/>
        </table:table-row>
        <table:table-row table:style-name="ro1">
          <table:table-cell office:value-type="string">
            <text:p>101-in-1 Explosive Megamix (USA)</text:p>
          </table:table-cell>
          <table:table-cell office:value-type="string">
            <text:p>101-in-1 Explosive Megamix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4"/>
        </table:table-row>
        <table:table-row table:style-name="ro1">
          <table:table-cell office:value-type="string">
            <text:p>2 Fast 4 Gnomz (USA)</text:p>
          </table:table-cell>
          <table:table-cell office:value-type="string">
            <text:p>2 Fast 4 Gnomz </text:p>
          </table:table-cell>
          <table:table-cell table:number-columns-repeated="2" office:value-type="string">
            <text:p>QubicGames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3 Degrees Celcius (Japan)</text:p>
          </table:table-cell>
          <table:table-cell office:value-type="string">
            <text:p>3 Degrees Celcius </text:p>
          </table:table-cell>
          <table:table-cell office:value-type="string">
            <text:p>Cool&amp;Warm </text:p>
          </table:table-cell>
          <table:table-cell office:value-type="string">
            <text:p>Kemco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3-2-1, Rattle Battle! (USA)</text:p>
          </table:table-cell>
          <table:table-cell office:value-type="string">
            <text:p>3-2-1, Rattle Battle! </text:p>
          </table:table-cell>
          <table:table-cell office:value-type="string">
            <text:p>Tecmo,Ltd.</text:p>
          </table:table-cell>
          <table:table-cell office:value-type="string">
            <text:p>Tecmo,LTD. 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float" office:value="2.9">
            <text:p>2.9</text:p>
          </table:table-cell>
          <table:table-cell table:number-columns-repeated="1014"/>
        </table:table-row>
        <table:table-row table:style-name="ro1">
          <table:table-cell office:value-type="string">
            <text:p>3D Pixel Racing (USA)</text:p>
          </table:table-cell>
          <table:table-cell office:value-type="string">
            <text:p>3D Pixel Racing </text:p>
          </table:table-cell>
          <table:table-cell table:number-columns-repeated="2" office:value-type="string">
            <text:p>Microforum Ltd.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5 Arcade Gems (USA)</text:p>
          </table:table-cell>
          <table:table-cell office:value-type="string">
            <text:p>5 Arcade Gems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5 Spots Party (USA)</text:p>
          </table:table-cell>
          <table:table-cell office:value-type="string">
            <text:p>5 Spots Party </text:p>
          </table:table-cell>
          <table:table-cell table:number-columns-repeated="2" office:value-type="string">
            <text:p>Cosmonaut Game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5-in-1 Solitaire (USA)</text:p>
          </table:table-cell>
          <table:table-cell office:value-type="string">
            <text:p>5-in-1 Solitaire </text:p>
          </table:table-cell>
          <table:table-cell table:number-columns-repeated="2" office:value-type="string">
            <text:p>Digital Leisure Inc.</text:p>
          </table:table-cell>
          <table:table-cell office:value-type="float" office:value="2010">
            <text:p>2010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81diver Wii (Japan)</text:p>
          </table:table-cell>
          <table:table-cell office:value-type="string">
            <text:p>81diver Wii </text:p>
          </table:table-cell>
          <table:table-cell table:number-columns-repeated="2" office:value-type="string">
            <text:p>Silver Star Japan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table:style-name="ce3" office:value-type="string">
            <text:p>ESRB - M (Matur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Adventure Island - The Beginning (USA)</text:p>
          </table:table-cell>
          <table:table-cell office:value-type="string">
            <text:p>Adventure Island - The Beginning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Adventure on Lost Island - Hidden Object Game (USA)</text:p>
          </table:table-cell>
          <table:table-cell office:value-type="string">
            <text:p>Adventure on Lost Island - Hidden Object Game </text:p>
          </table:table-cell>
          <table:table-cell table:number-columns-repeated="2" office:value-type="string">
            <text:p>Ateam Inc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Aero Guitar (Japan)</text:p>
          </table:table-cell>
          <table:table-cell office:value-type="string">
            <text:p>Aero Guitar </text:p>
          </table:table-cell>
          <table:table-cell table:number-columns-repeated="2" office:value-type="string">
            <text:p>Yudo</text:p>
          </table:table-cell>
          <table:table-cell office:value-type="float" office:value="2008">
            <text:p>2008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Aha! I Found It! - Hidden Object Game (USA)</text:p>
          </table:table-cell>
          <table:table-cell office:value-type="string">
            <text:p>Aha! I Found It! - Hidden Object Game </text:p>
          </table:table-cell>
          <table:table-cell table:number-columns-repeated="2" office:value-type="string">
            <text:p>Ateam Inc.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Aha! I Got It! - Escape Game (USA)</text:p>
          </table:table-cell>
          <table:table-cell office:value-type="string">
            <text:p>Aha! I Got It! - Escape Game </text:p>
          </table:table-cell>
          <table:table-cell table:number-columns-repeated="2" office:value-type="string">
            <text:p>Ateam Inc.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Airport Mania - First Flight (USA)</text:p>
          </table:table-cell>
          <table:table-cell office:value-type="string">
            <text:p>Airport Mania - First Flight </text:p>
          </table:table-cell>
          <table:table-cell office:value-type="string">
            <text:p>Reflexive Entertainment, Lemon Games</text:p>
          </table:table-cell>
          <table:table-cell office:value-type="string">
            <text:p>Lemon Games SL 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Alien Crush Returns (USA)</text:p>
          </table:table-cell>
          <table:table-cell office:value-type="string">
            <text:p>Alien Crush Returns </text:p>
          </table:table-cell>
          <table:table-cell table:number-columns-repeated="2" office:value-type="string">
            <text:p>Hudson Entertainment, Inc. <text:s/>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Amazing Brain Train, The! (USA)</text:p>
          </table:table-cell>
          <table:table-cell office:value-type="string">
            <text:p>Amazing Brain Train, The! </text:p>
          </table:table-cell>
          <table:table-cell table:number-columns-repeated="2" office:value-type="string">
            <text:p>NinjaBee </text:p>
          </table:table-cell>
          <table:table-cell office:value-type="float" office:value="2010">
            <text:p>2010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And Yet It Moves (USA)</text:p>
          </table:table-cell>
          <table:table-cell office:value-type="string">
            <text:p>And Yet It Moves </text:p>
          </table:table-cell>
          <table:table-cell table:number-columns-repeated="2" office:value-type="string">
            <text:p>Broken Rules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ANIMA - Ark of Sinners (USA)</text:p>
          </table:table-cell>
          <table:table-cell office:value-type="string">
            <text:p>ANIMA - Ark of Sinners </text:p>
          </table:table-cell>
          <table:table-cell table:number-columns-repeated="2" office:value-type="string">
            <text:p>Anima Game Studio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Ant Nation (USA)</text:p>
          </table:table-cell>
          <table:table-cell office:value-type="string">
            <text:p>Ant Nation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AquaSpace (USA)</text:p>
          </table:table-cell>
          <table:table-cell office:value-type="string">
            <text:p>AquaSpace </text:p>
          </table:table-cell>
          <table:table-cell office:value-type="string">
            <text:p>Paon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Arcade Essentials (USA)</text:p>
          </table:table-cell>
          <table:table-cell office:value-type="string">
            <text:p>Arcade Essentials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Arcade Sports (USA)</text:p>
          </table:table-cell>
          <table:table-cell office:value-type="string">
            <text:p>Arcade Sports </text:p>
          </table:table-cell>
          <table:table-cell table:number-columns-repeated="2" office:value-type="string">
            <text:p>Icon Game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Arkanoid Plus! (USA)</text:p>
          </table:table-cell>
          <table:table-cell office:value-type="string">
            <text:p>Arkanoid Plus! </text:p>
          </table:table-cell>
          <table:table-cell office:value-type="string">
            <text:p>Taito</text:p>
          </table:table-cell>
          <table:table-cell office:value-type="string">
            <text:p>Square Enix 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Around the World (USA)</text:p>
          </table:table-cell>
          <table:table-cell office:value-type="string">
            <text:p>Around the World </text:p>
          </table:table-cell>
          <table:table-cell table:number-columns-repeated="2" office:value-type="string">
            <text:p>Wizarbox</text:p>
          </table:table-cell>
          <table:table-cell office:value-type="float" office:value="2010">
            <text:p>2010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Art of Balance (USA)</text:p>
          </table:table-cell>
          <table:table-cell office:value-type="string">
            <text:p>Art of Balance </text:p>
          </table:table-cell>
          <table:table-cell table:number-columns-repeated="2" office:value-type="string">
            <text:p>Shin'en Multimedia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Art Style - CUBELLO (USA)</text:p>
          </table:table-cell>
          <table:table-cell office:value-type="string">
            <text:p>Art Style - CUBELLO </text:p>
          </table:table-cell>
          <table:table-cell office:value-type="string">
            <text:p>skip Ltd.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Art Style - light trax (USA)</text:p>
          </table:table-cell>
          <table:table-cell office:value-type="string">
            <text:p>Art Style - light trax </text:p>
          </table:table-cell>
          <table:table-cell office:value-type="string">
            <text:p>skip Ltd.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Art Style - ORBIENT (USA)</text:p>
          </table:table-cell>
          <table:table-cell office:value-type="string">
            <text:p>Art Style - ORBIENT </text:p>
          </table:table-cell>
          <table:table-cell office:value-type="string">
            <text:p>skip Ltd.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Art Style - ROTOHEX (USA)</text:p>
          </table:table-cell>
          <table:table-cell office:value-type="string">
            <text:p>Art Style - ROTOHEX </text:p>
          </table:table-cell>
          <table:table-cell office:value-type="string">
            <text:p>skip Ltd.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Art Style - ROTOZOA (USA)</text:p>
          </table:table-cell>
          <table:table-cell office:value-type="string">
            <text:p>Art Style - ROTOZOA </text:p>
          </table:table-cell>
          <table:table-cell office:value-type="string">
            <text:p>skip Ltd.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Astro Bugz Revenge (USA)</text:p>
          </table:table-cell>
          <table:table-cell office:value-type="string">
            <text:p>Astro Bugz Revenge </text:p>
          </table:table-cell>
          <table:table-cell table:number-columns-repeated="2" office:value-type="string">
            <text:p>Sudden Game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Aya and the Cubes of Light (USA)</text:p>
          </table:table-cell>
          <table:table-cell office:value-type="string">
            <text:p>Aya and the Cubes of Light </text:p>
          </table:table-cell>
          <table:table-cell table:number-columns-repeated="2" office:value-type="string">
            <text:p>Object Vision Software</text:p>
          </table:table-cell>
          <table:table-cell office:value-type="float" office:value="2011">
            <text:p>2011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Bakutan (Japan)</text:p>
          </table:table-cell>
          <table:table-cell office:value-type="string">
            <text:p>Bakutan </text:p>
          </table:table-cell>
          <table:table-cell table:number-columns-repeated="2" office:value-type="string">
            <text:p>Alpha Unit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Balloon Pop Festival (USA)</text:p>
          </table:table-cell>
          <table:table-cell office:value-type="string">
            <text:p>Balloon Pop Festival </text:p>
          </table:table-cell>
          <table:table-cell table:number-columns-repeated="2" office:value-type="string">
            <text:p>UFO Interactive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Bang Attack (USA)</text:p>
          </table:table-cell>
          <table:table-cell office:value-type="string">
            <text:p>Bang Attack </text:p>
          </table:table-cell>
          <table:table-cell table:number-columns-repeated="2" office:value-type="string">
            <text:p>Engine Software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Battle Poker (USA)</text:p>
          </table:table-cell>
          <table:table-cell office:value-type="string">
            <text:p>Battle Poker </text:p>
          </table:table-cell>
          <table:table-cell table:number-columns-repeated="2" office:value-type="string">
            <text:p>Left Field Productions</text:p>
          </table:table-cell>
          <table:table-cell office:value-type="float" office:value="2009">
            <text:p>2009</text:p>
          </table:table-cell>
          <table:table-cell office:value-type="string">
            <text:p>Board Game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Bejeweled 2 (USA)</text:p>
          </table:table-cell>
          <table:table-cell office:value-type="string">
            <text:p>Bejeweled 2 </text:p>
          </table:table-cell>
          <table:table-cell office:value-type="string">
            <text:p>Engine Software </text:p>
          </table:table-cell>
          <table:table-cell office:value-type="string">
            <text:p>PopCap Games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en 10 Alien Force - The Rise of Hex (USA)</text:p>
          </table:table-cell>
          <table:table-cell office:value-type="string">
            <text:p>Ben 10 Alien Force - The Rise of Hex </text:p>
          </table:table-cell>
          <table:table-cell office:value-type="string">
            <text:p>Black Lantern Studios, Inc </text:p>
          </table:table-cell>
          <table:table-cell office:value-type="string">
            <text:p>Konami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Big Bass Arcade (USA)</text:p>
          </table:table-cell>
          <table:table-cell office:value-type="string">
            <text:p>Big Bass Arcade </text:p>
          </table:table-cell>
          <table:table-cell office:value-type="string">
            <text:p>Digital Clay Studios</text:p>
          </table:table-cell>
          <table:table-cell office:value-type="string">
            <text:p>Big John Games</text:p>
          </table:table-cell>
          <table:table-cell office:value-type="float" office:value="2011">
            <text:p>2011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ig Kahuna Party (USA)</text:p>
          </table:table-cell>
          <table:table-cell office:value-type="string">
            <text:p>Big Kahuna Party </text:p>
          </table:table-cell>
          <table:table-cell table:number-columns-repeated="2" office:value-type="string">
            <text:p>Reflexive Entertainment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Big Town Shoot Out (USA)</text:p>
          </table:table-cell>
          <table:table-cell office:value-type="string">
            <text:p>Big Town Shoot Out </text:p>
          </table:table-cell>
          <table:table-cell table:number-columns-repeated="2" office:value-type="string">
            <text:p>Performance Design Products</text:p>
          </table:table-cell>
          <table:table-cell office:value-type="float" office:value="2011">
            <text:p>2011</text:p>
          </table:table-cell>
          <table:table-cell office:value-type="string">
            <text:p>Shooter</text:p>
          </table:table-cell>
          <table:table-cell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Bingo Party Deluxe (USA)</text:p>
          </table:table-cell>
          <table:table-cell office:value-type="string">
            <text:p>Bingo Party Deluxe </text:p>
          </table:table-cell>
          <table:table-cell table:number-columns-repeated="2" office:value-type="string">
            <text:p>Ateam Inc.</text:p>
          </table:table-cell>
          <table:table-cell office:value-type="float" office:value="2011">
            <text:p>2011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it Boy!! (USA)</text:p>
          </table:table-cell>
          <table:table-cell office:value-type="string">
            <text:p>Bit Boy!! </text:p>
          </table:table-cell>
          <table:table-cell office:value-type="string">
            <text:p>Marvelous Entertainment</text:p>
          </table:table-cell>
          <table:table-cell office:value-type="string">
            <text:p>Bplus, Marvelous Entertainment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it.Trip Complete (USA)</text:p>
          </table:table-cell>
          <table:table-cell table:style-name="ce2" office:value-type="string">
            <text:p>Bit.Trip Complete</text:p>
          </table:table-cell>
          <table:table-cell office:value-type="string">
            <text:p>Gaijin Games</text:p>
          </table:table-cell>
          <table:table-cell office:value-type="string">
            <text:p>Aksys Game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Bittos Plus (USA)</text:p>
          </table:table-cell>
          <table:table-cell office:value-type="string">
            <text:p>Bittos Plus </text:p>
          </table:table-cell>
          <table:table-cell office:value-type="string">
            <text:p>Unconditional Studios LLC</text:p>
          </table:table-cell>
          <table:table-cell office:value-type="string">
            <text:p>MACHINE Studios LLC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Blaster Master - Overdrive (USA)</text:p>
          </table:table-cell>
          <table:table-cell office:value-type="string">
            <text:p>Blaster Master - Overdrive </text:p>
          </table:table-cell>
          <table:table-cell table:number-columns-repeated="2" office:value-type="string">
            <text:p>Sunsoft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Block Breaker Deluxe (USA)</text:p>
          </table:table-cell>
          <table:table-cell office:value-type="string">
            <text:p>Block Breaker Deluxe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Blood Beach (USA)</text:p>
          </table:table-cell>
          <table:table-cell office:value-type="string">
            <text:p>Blood Beach </text:p>
          </table:table-cell>
          <table:table-cell table:number-columns-repeated="2" office:value-type="string">
            <text:p>Coresoft Inc.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Bloons (USA)</text:p>
          </table:table-cell>
          <table:table-cell office:value-type="string">
            <text:p>Bloons </text:p>
          </table:table-cell>
          <table:table-cell table:number-columns-repeated="2" office:value-type="string">
            <text:p>Hands-On Mobile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Bobby Carrot Forever (USA)</text:p>
          </table:table-cell>
          <table:table-cell office:value-type="string">
            <text:p>Bobby Carrot Forever </text:p>
          </table:table-cell>
          <table:table-cell table:number-columns-repeated="2" office:value-type="string">
            <text:p>FDG Entertainment</text:p>
          </table:table-cell>
          <table:table-cell office:value-type="float" office:value="2011">
            <text:p>2011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oingz (USA)</text:p>
          </table:table-cell>
          <table:table-cell office:value-type="string">
            <text:p>Boingz </text:p>
          </table:table-cell>
          <table:table-cell table:number-columns-repeated="2" office:value-type="string">
            <text:p>RealNetwork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Boku wa Plarail Untenshi - Shinkansen &amp; Joukikikansha Hen (Japan)</text:p>
          </table:table-cell>
          <table:table-cell office:value-type="string">
            <text:p>Boku wa Plarail Untenshi - Shinkansen &amp; Joukikikansha Hen </text:p>
          </table:table-cell>
          <table:table-cell table:number-columns-repeated="2" office:value-type="string">
            <text:p>Takara Tomy</text:p>
          </table:table-cell>
          <table:table-cell office:value-type="float" office:value="2010">
            <text:p>2010</text:p>
          </table:table-cell>
          <table:table-cell office:value-type="string">
            <text:p>Simulation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Bokumo Sekai wo Sukuitai - Battle Tournament (Japan)</text:p>
          </table:table-cell>
          <table:table-cell office:value-type="string">
            <text:p>Bokumo Sekai wo Sukuitai - Battle Tournament </text:p>
          </table:table-cell>
          <table:table-cell table:number-columns-repeated="2" office:value-type="string">
            <text:p>Poisoft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Bokumo Sekai wo Sukuitai (Japan)</text:p>
          </table:table-cell>
          <table:table-cell office:value-type="string">
            <text:p>Bokumo Sekai wo Sukuitai </text:p>
          </table:table-cell>
          <table:table-cell table:number-columns-repeated="2" office:value-type="string">
            <text:p>Poisoft</text:p>
          </table:table-cell>
          <table:table-cell office:value-type="float" office:value="2010">
            <text:p>2010</text:p>
          </table:table-cell>
          <table:table-cell office:value-type="string">
            <text:p>Role-Playing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Bomberman Blast (USA)</text:p>
          </table:table-cell>
          <table:table-cell office:value-type="string">
            <text:p>Bomberman Blast </text:p>
          </table:table-cell>
          <table:table-cell table:number-columns-repeated="2" office:value-type="string">
            <text:p>Hudson Soft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onsai Barber (USA)</text:p>
          </table:table-cell>
          <table:table-cell office:value-type="string">
            <text:p>Bonsai Barber </text:p>
          </table:table-cell>
          <table:table-cell office:value-type="string">
            <text:p>Nintendo</text:p>
          </table:table-cell>
          <table:table-cell office:value-type="string">
            <text:p>Zoonami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Brain Challenge (USA)</text:p>
          </table:table-cell>
          <table:table-cell office:value-type="string">
            <text:p>Brain Challenge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Brain Drain (USA)</text:p>
          </table:table-cell>
          <table:table-cell office:value-type="string">
            <text:p>Brain Drain </text:p>
          </table:table-cell>
          <table:table-cell table:number-columns-repeated="2" office:value-type="string">
            <text:p>Enjoy Gaming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Bruiser and Scratch (USA)</text:p>
          </table:table-cell>
          <table:table-cell office:value-type="string">
            <text:p>Bruiser &amp; Scratch </text:p>
          </table:table-cell>
          <table:table-cell table:number-columns-repeated="2" office:value-type="string">
            <text:p>Steel Penny Game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ubble Bobble Plus! (USA)</text:p>
          </table:table-cell>
          <table:table-cell office:value-type="string">
            <text:p>Bubble Bobble Plus! </text:p>
          </table:table-cell>
          <table:table-cell table:number-columns-repeated="2" office:value-type="string">
            <text:p>Taito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BurgerTime World Tour (USA)</text:p>
          </table:table-cell>
          <table:table-cell office:value-type="string">
            <text:p>BurgerTime World Tour </text:p>
          </table:table-cell>
          <table:table-cell office:value-type="string">
            <text:p>Frozen Codebase </text:p>
          </table:table-cell>
          <table:table-cell office:value-type="string">
            <text:p>MonkeyPaw Games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Burn the Rope (USA)</text:p>
          </table:table-cell>
          <table:table-cell office:value-type="string">
            <text:p>Burn the Rope </text:p>
          </table:table-cell>
          <table:table-cell table:number-columns-repeated="2" office:value-type="string">
            <text:p>Big Blue Bubble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Bust-a-Move Plus! (USA)</text:p>
          </table:table-cell>
          <table:table-cell office:value-type="string">
            <text:p>Bust-a-Move Plus! </text:p>
          </table:table-cell>
          <table:table-cell table:number-columns-repeated="2" office:value-type="string">
            <text:p>Taito</text:p>
          </table:table-cell>
          <table:table-cell office:value-type="float" office:value="2009">
            <text:p>2009</text:p>
          </table:table-cell>
          <table:table-cell office:value-type="string">
            <text:p>Puzz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Carmen Sandiego Adventures in Math - The Big Ben Burglary (USA)</text:p>
          </table:table-cell>
          <table:table-cell office:value-type="string">
            <text:p>Carmen Sandiego Adventures in Math - The Big Ben Burglary </text:p>
          </table:table-cell>
          <table:table-cell office:value-type="string">
            <text:p>Gamelion</text:p>
          </table:table-cell>
          <table:table-cell office:value-type="string">
            <text:p>The Learning Company</text:p>
          </table:table-cell>
          <table:table-cell office:value-type="float" office:value="2011">
            <text:p>2011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Carmen Sandiego Adventures in Math - The Case of the Crumbling Cathedral (USA)</text:p>
          </table:table-cell>
          <table:table-cell office:value-type="string">
            <text:p>Carmen Sandiego Adventures in Math - The Case of the Crumbling Cathedral </text:p>
          </table:table-cell>
          <table:table-cell office:value-type="string">
            <text:p>Gamelion</text:p>
          </table:table-cell>
          <table:table-cell office:value-type="string">
            <text:p>The Learning Company</text:p>
          </table:table-cell>
          <table:table-cell office:value-type="float" office:value="2012">
            <text:p>2012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Carmen Sandiego Adventures in Math - The Great Gateway Grab (USA)</text:p>
          </table:table-cell>
          <table:table-cell office:value-type="string">
            <text:p>Carmen Sandiego Adventures in Math - The Great Gateway Grab </text:p>
          </table:table-cell>
          <table:table-cell office:value-type="string">
            <text:p>Gamelion</text:p>
          </table:table-cell>
          <table:table-cell office:value-type="string">
            <text:p>The Learning Company</text:p>
          </table:table-cell>
          <table:table-cell office:value-type="float" office:value="2012">
            <text:p>2012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Carmen Sandiego Adventures in Math - The Island of Diamonds (USA)</text:p>
          </table:table-cell>
          <table:table-cell office:value-type="string">
            <text:p>Carmen Sandiego Adventures in Math - The Island of Diamonds </text:p>
          </table:table-cell>
          <table:table-cell office:value-type="string">
            <text:p>Gamelion</text:p>
          </table:table-cell>
          <table:table-cell office:value-type="string">
            <text:p>The Learning Company</text:p>
          </table:table-cell>
          <table:table-cell office:value-type="float" office:value="2012">
            <text:p>2012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Carmen Sandiego Adventures in Math - The Lady Liberty Larceny (USA)</text:p>
          </table:table-cell>
          <table:table-cell office:value-type="string">
            <text:p>Carmen Sandiego Adventures in Math - The Lady Liberty Larceny </text:p>
          </table:table-cell>
          <table:table-cell office:value-type="string">
            <text:p>Gamelion</text:p>
          </table:table-cell>
          <table:table-cell office:value-type="string">
            <text:p>The Learning Company</text:p>
          </table:table-cell>
          <table:table-cell office:value-type="float" office:value="2011">
            <text:p>2011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Carnival King (USA)</text:p>
          </table:table-cell>
          <table:table-cell office:value-type="string">
            <text:p>Carnival King </text:p>
          </table:table-cell>
          <table:table-cell table:number-columns-repeated="2" office:value-type="string">
            <text:p>Incredible Technologies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Castlevania - The Adventure ReBirth (USA)</text:p>
          </table:table-cell>
          <table:table-cell office:value-type="string">
            <text:p>Castlevania - The Adventure ReBirth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Cave Story (USA) (v258)</text:p>
          </table:table-cell>
          <table:table-cell office:value-type="string">
            <text:p>Cave Story </text:p>
          </table:table-cell>
          <table:table-cell office:value-type="string">
            <text:p>Studio Pixel</text:p>
          </table:table-cell>
          <table:table-cell office:value-type="string">
            <text:p>Nicalis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Chess Challenge! (USA)</text:p>
          </table:table-cell>
          <table:table-cell office:value-type="string">
            <text:p>Chess Challenge! </text:p>
          </table:table-cell>
          <table:table-cell table:number-columns-repeated="2" office:value-type="string">
            <text:p>Digital Leisure</text:p>
          </table:table-cell>
          <table:table-cell office:value-type="float" office:value="2010">
            <text:p>2010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Chick Chick BOOM (USA)</text:p>
          </table:table-cell>
          <table:table-cell office:value-type="string">
            <text:p>Chick Chick BOOM </text:p>
          </table:table-cell>
          <table:table-cell office:value-type="string">
            <text:p>tons of bits</text:p>
          </table:table-cell>
          <table:table-cell office:value-type="string">
            <text:p>Arc System Work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Chindouchuu!! Pole no Daibouken (Japan)</text:p>
          </table:table-cell>
          <table:table-cell office:value-type="string">
            <text:p>Chindouchuu!! Pole no Daibouken </text:p>
          </table:table-cell>
          <table:table-cell table:number-columns-repeated="2" office:value-type="string">
            <text:p>Sega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Christmas Clix (USA)</text:p>
          </table:table-cell>
          <table:table-cell office:value-type="string">
            <text:p>Christmas Clix </text:p>
          </table:table-cell>
          <table:table-cell table:number-columns-repeated="2" office:value-type="string">
            <text:p>JV Game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Chronos Twins DX (USA)</text:p>
          </table:table-cell>
          <table:table-cell office:value-type="string">
            <text:p>Chronos Twins DX </text:p>
          </table:table-cell>
          <table:table-cell table:number-columns-repeated="2" office:value-type="string">
            <text:p>EnjoyUP Games</text:p>
          </table:table-cell>
          <table:table-cell office:value-type="float" office:value="2010">
            <text:p>2010</text:p>
          </table:table-cell>
          <table:table-cell office:value-type="string">
            <text:p>Platformer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Cocoto Fishing Master (USA)</text:p>
          </table:table-cell>
          <table:table-cell office:value-type="string">
            <text:p>Cocoto Fishing Master </text:p>
          </table:table-cell>
          <table:table-cell table:number-columns-repeated="2" office:value-type="string">
            <text:p>Neko Entertainment</text:p>
          </table:table-cell>
          <table:table-cell office:value-type="float" office:value="2008">
            <text:p>2008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4"/>
        </table:table-row>
        <table:table-row table:style-name="ro1">
          <table:table-cell office:value-type="string">
            <text:p>Cocoto Platform Jumper (USA)</text:p>
          </table:table-cell>
          <table:table-cell office:value-type="string">
            <text:p>Cocoto Platform Jumper </text:p>
          </table:table-cell>
          <table:table-cell table:number-columns-repeated="2" office:value-type="string">
            <text:p>Neko Entertainment</text:p>
          </table:table-cell>
          <table:table-cell office:value-type="float" office:value="2009">
            <text:p>2009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ColorZ (USA)</text:p>
          </table:table-cell>
          <table:table-cell office:value-type="string">
            <text:p>ColorZ </text:p>
          </table:table-cell>
          <table:table-cell office:value-type="string">
            <text:p>Exkee</text:p>
          </table:table-cell>
          <table:table-cell office:value-type="string">
            <text:p>Luck Plu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3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Contra ReBirth (USA)</text:p>
          </table:table-cell>
          <table:table-cell office:value-type="string">
            <text:p>Contra ReBirth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Copter Crisis (USA)</text:p>
          </table:table-cell>
          <table:table-cell office:value-type="string">
            <text:p>Copter Crisis </text:p>
          </table:table-cell>
          <table:table-cell table:number-columns-repeated="2" office:value-type="string">
            <text:p>Digital Leisure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Cozy Fire (USA)</text:p>
          </table:table-cell>
          <table:table-cell office:value-type="string">
            <text:p>Cozy Fire </text:p>
          </table:table-cell>
          <table:table-cell table:number-columns-repeated="2" office:value-type="string">
            <text:p>dtp young entertainment</text:p>
          </table:table-cell>
          <table:table-cell office:value-type="float" office:value="2011">
            <text:p>2011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Cricket Challenge (Europe)</text:p>
          </table:table-cell>
          <table:table-cell office:value-type="string">
            <text:p>Cricket Challenge </text:p>
          </table:table-cell>
          <table:table-cell table:number-columns-repeated="2" office:value-type="string">
            <text:p>Gameshastra</text:p>
          </table:table-cell>
          <table:table-cell office:value-type="float" office:value="2011">
            <text:p>2011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Critter Round-Up (USA)</text:p>
          </table:table-cell>
          <table:table-cell office:value-type="string">
            <text:p>Critter Round-Up </text:p>
          </table:table-cell>
          <table:table-cell office:value-type="string">
            <text:p>Epicenter Studios</text:p>
          </table:table-cell>
          <table:table-cell office:value-type="string">
            <text:p>Konami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Cruise Party (USA)</text:p>
          </table:table-cell>
          <table:table-cell office:value-type="string">
            <text:p>Cruise Party </text:p>
          </table:table-cell>
          <table:table-cell office:value-type="string">
            <text:p>Visual Impact </text:p>
          </table:table-cell>
          <table:table-cell office:value-type="string">
            <text:p>Enjoy Gaming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Crystal Defenders R1 (USA)</text:p>
          </table:table-cell>
          <table:table-cell office:value-type="string">
            <text:p>Crystal Defenders R1 </text:p>
          </table:table-cell>
          <table:table-cell table:number-columns-repeated="2" office:value-type="string">
            <text:p>Square Enix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Crystal Defenders R2 (USA)</text:p>
          </table:table-cell>
          <table:table-cell office:value-type="string">
            <text:p>Crystal Defenders R2 </text:p>
          </table:table-cell>
          <table:table-cell table:number-columns-repeated="2" office:value-type="string">
            <text:p>Square Enix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Dart Rage (USA)</text:p>
          </table:table-cell>
          <table:table-cell office:value-type="string">
            <text:p>Dart Rage </text:p>
          </table:table-cell>
          <table:table-cell table:number-columns-repeated="2" office:value-type="string">
            <text:p>JV Game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Darts Wii (Japan)</text:p>
          </table:table-cell>
          <table:table-cell office:value-type="string">
            <text:p>Darts Wii </text:p>
          </table:table-cell>
          <table:table-cell table:number-columns-repeated="2" office:value-type="string">
            <text:p>Alpha Unit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Deer Captor (USA)</text:p>
          </table:table-cell>
          <table:table-cell office:value-type="string">
            <text:p>Deer Captor </text:p>
          </table:table-cell>
          <table:table-cell office:value-type="string">
            <text:p>Aksys Games</text:p>
          </table:table-cell>
          <table:table-cell office:value-type="string">
            <text:p>Arc System Works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Defend Your Castle (USA)</text:p>
          </table:table-cell>
          <table:table-cell office:value-type="string">
            <text:p>Defend Your Castle </text:p>
          </table:table-cell>
          <table:table-cell table:number-columns-repeated="2" office:value-type="string">
            <text:p>XGen Studios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K-A (Kids to Adults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Derby Dogs (USA)</text:p>
          </table:table-cell>
          <table:table-cell office:value-type="string">
            <text:p>Derby Dogs </text:p>
          </table:table-cell>
          <table:table-cell office:value-type="string">
            <text:p>SIMS Co. Ltd</text:p>
          </table:table-cell>
          <table:table-cell office:value-type="string">
            <text:p>Arksys Games</text:p>
          </table:table-cell>
          <table:table-cell office:value-type="float" office:value="2010">
            <text:p>2010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Diatomic (USA)</text:p>
          </table:table-cell>
          <table:table-cell office:value-type="string">
            <text:p>Diatomic </text:p>
          </table:table-cell>
          <table:table-cell table:number-columns-repeated="2" office:value-type="string">
            <text:p>Grendel Games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Diner Dash (USA)</text:p>
          </table:table-cell>
          <table:table-cell office:value-type="string">
            <text:p>Diner Dash </text:p>
          </table:table-cell>
          <table:table-cell table:number-columns-repeated="2" office:value-type="string">
            <text:p>Hudson Soft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Discipline - Teikoku no Tanjyou (Japan)</text:p>
          </table:table-cell>
          <table:table-cell office:value-type="string">
            <text:p>Discipline - Teikoku no Tanjyou </text:p>
          </table:table-cell>
          <table:table-cell office:value-type="string">
            <text:p>Marvelous Entertainment,</text:p>
          </table:table-cell>
          <table:table-cell office:value-type="string">
            <text:p>Unigame Bunko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Dive - The Medes Islands Secret (USA)</text:p>
          </table:table-cell>
          <table:table-cell office:value-type="string">
            <text:p>Dive - The Medes Islands Secret </text:p>
          </table:table-cell>
          <table:table-cell table:number-columns-repeated="2" office:value-type="string">
            <text:p>Cosmonaut Game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Doc Clock - The Toasted Sandwich of Time (USA)</text:p>
          </table:table-cell>
          <table:table-cell office:value-type="string">
            <text:p>Doc Clock - The Toasted Sandwich of Time </text:p>
          </table:table-cell>
          <table:table-cell table:number-columns-repeated="2" office:value-type="string">
            <text:p>Stickmen Studios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Doc Louiss Punch Out (USA) (Promo)</text:p>
          </table:table-cell>
          <table:table-cell office:value-type="string">
            <text:p>Doc Louiss Punch Out </text:p>
          </table:table-cell>
          <table:table-cell office:value-type="string">
            <text:p>Next Level Games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Downtown Nekketsu Dodgeball (Japan)</text:p>
          </table:table-cell>
          <table:table-cell office:value-type="string">
            <text:p>Downtown Nekketsu Dodgeball </text:p>
          </table:table-cell>
          <table:table-cell table:number-columns-repeated="2" office:value-type="string">
            <text:p>Miracle Kidz</text:p>
          </table:table-cell>
          <table:table-cell office:value-type="float" office:value="2011">
            <text:p>2011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Dr. Mario Online Rx (USA) (v256)</text:p>
          </table:table-cell>
          <table:table-cell office:value-type="string">
            <text:p>Dr. Mario Online Rx </text:p>
          </table:table-cell>
          <table:table-cell office:value-type="string">
            <text:p>Arika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Dracula - Undead Awakening (USA)</text:p>
          </table:table-cell>
          <table:table-cell office:value-type="string">
            <text:p>Dracula - Undead Awakening </text:p>
          </table:table-cell>
          <table:table-cell office:value-type="string">
            <text:p>MoreGames Ent.</text:p>
          </table:table-cell>
          <table:table-cell office:value-type="string">
            <text:p>Chillingo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Dragon Master Spell Caster (USA)</text:p>
          </table:table-cell>
          <table:table-cell office:value-type="string">
            <text:p>Dragon Master Spell Caster </text:p>
          </table:table-cell>
          <table:table-cell table:number-columns-repeated="2" office:value-type="string">
            <text:p>Stickmen Studios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office:value-type="string">
            <text:p>ESRB - K-A (Kids to Adults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Driift Mania (USA)</text:p>
          </table:table-cell>
          <table:table-cell office:value-type="string">
            <text:p>Driift Mania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Drill Sergeant Mindstrong (USA)</text:p>
          </table:table-cell>
          <table:table-cell office:value-type="string">
            <text:p>Drill Sergeant Mindstrong </text:p>
          </table:table-cell>
          <table:table-cell office:value-type="string">
            <text:p>HI Games and Publishing</text:p>
          </table:table-cell>
          <table:table-cell office:value-type="string">
            <text:p>Xseed Games, Rising Star Game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4"/>
        </table:table-row>
        <table:table-row table:style-name="ro1">
          <table:table-cell office:value-type="string">
            <text:p>Drop Zone - Under Fire (USA)</text:p>
          </table:table-cell>
          <table:table-cell office:value-type="string">
            <text:p>Drop Zone - Under Fire </text:p>
          </table:table-cell>
          <table:table-cell table:number-columns-repeated="2" office:value-type="string">
            <text:p>Selectsoft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Eat! Fat! FIGHT! (USA)</text:p>
          </table:table-cell>
          <table:table-cell office:value-type="string">
            <text:p>Eat! Fat! FIGHT! </text:p>
          </table:table-cell>
          <table:table-cell table:number-columns-repeated="2" office:value-type="string">
            <text:p>Tecmo</text:p>
          </table:table-cell>
          <table:table-cell office:value-type="float" office:value="2009">
            <text:p>2009</text:p>
          </table:table-cell>
          <table:table-cell office:value-type="string">
            <text:p>Fighting</text:p>
          </table:table-cell>
          <table:table-cell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Eco Shooter - Plant 530 (USA)</text:p>
          </table:table-cell>
          <table:table-cell office:value-type="string">
            <text:p>Eco Shooter - Plant 530 </text:p>
          </table:table-cell>
          <table:table-cell office:value-type="string">
            <text:p>Intelligent Systems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Eduardo the Samurai Toaster (USA)</text:p>
          </table:table-cell>
          <table:table-cell office:value-type="string">
            <text:p>Eduardo the Samurai Toaster </text:p>
          </table:table-cell>
          <table:table-cell table:number-columns-repeated="2" office:value-type="string">
            <text:p>Semnat Studio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Enjoy your Massage! (USA)</text:p>
          </table:table-cell>
          <table:table-cell office:value-type="string">
            <text:p>Enjoy your Massage! </text:p>
          </table:table-cell>
          <table:table-cell table:number-columns-repeated="2" office:value-type="string">
            <text:p>Microforum Ltd.</text:p>
          </table:table-cell>
          <table:table-cell office:value-type="float" office:value="2010">
            <text:p>2010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Equilibrio (USA)</text:p>
          </table:table-cell>
          <table:table-cell office:value-type="string">
            <text:p>Equilibrio </text:p>
          </table:table-cell>
          <table:table-cell office:value-type="string">
            <text:p>DK Games</text:p>
          </table:table-cell>
          <table:table-cell office:value-type="string">
            <text:p>Marvelous Entertainment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escapeVektor - Chapter 1 (USA)</text:p>
          </table:table-cell>
          <table:table-cell office:value-type="string">
            <text:p>escapeVektor - Chapter 1 </text:p>
          </table:table-cell>
          <table:table-cell table:number-columns-repeated="2" office:value-type="string">
            <text:p>Nnooo</text:p>
          </table:table-cell>
          <table:table-cell office:value-type="float" office:value="2011">
            <text:p>2011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Evasive Space (USA)</text:p>
          </table:table-cell>
          <table:table-cell office:value-type="string">
            <text:p>Evasive Space </text:p>
          </table:table-cell>
          <table:table-cell office:value-type="string">
            <text:p>High Voltage Software</text:p>
          </table:table-cell>
          <table:table-cell office:value-type="string">
            <text:p>Yuke'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Excitebike - World Rally (USA) (v512)</text:p>
          </table:table-cell>
          <table:table-cell office:value-type="string">
            <text:p>Excitebike - World Rally </text:p>
          </table:table-cell>
          <table:table-cell office:value-type="string">
            <text:p>Monster Games 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F-O-R-T-U-N-E - Hoshi no Furi Sosogu Oka (Japan)</text:p>
          </table:table-cell>
          <table:table-cell office:value-type="string">
            <text:p>F-O-R-T-U-N-E - Hoshi no Furi Sosogu Oka </text:p>
          </table:table-cell>
          <table:table-cell table:number-columns-repeated="2" office:value-type="string">
            <text:p>Cybird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Family &amp; Friends Party (USA) (v257)</text:p>
          </table:table-cell>
          <table:table-cell office:value-type="string">
            <text:p>Family &amp; Friends Party </text:p>
          </table:table-cell>
          <table:table-cell table:number-columns-repeated="2" office:value-type="string">
            <text:p>Gammick Entertainmen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Family Card Games (USA)</text:p>
          </table:table-cell>
          <table:table-cell office:value-type="string">
            <text:p>Family Card Games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Family Games - Pen and Paper Edition (USA)</text:p>
          </table:table-cell>
          <table:table-cell office:value-type="string">
            <text:p>Family Games - Pen and Paper Edition </text:p>
          </table:table-cell>
          <table:table-cell table:number-columns-repeated="2" office:value-type="string">
            <text:p>Icon Games</text:p>
          </table:table-cell>
          <table:table-cell office:value-type="float" office:value="2010">
            <text:p>2010</text:p>
          </table:table-cell>
          <table:table-cell office:value-type="string">
            <text:p>Board Game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amily Glide Hockey (USA)</text:p>
          </table:table-cell>
          <table:table-cell office:value-type="string">
            <text:p>Family Glide Hockey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Family Go-Kart Racing (USA)</text:p>
          </table:table-cell>
          <table:table-cell office:value-type="string">
            <text:p>Family Go-Kart Racing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10">
            <text:p>2010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4"/>
        </table:table-row>
        <table:table-row table:style-name="ro1">
          <table:table-cell office:value-type="string">
            <text:p>Family Mini Golf (USA)</text:p>
          </table:table-cell>
          <table:table-cell office:value-type="string">
            <text:p>Family Mini Golf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Family Pirate Party (USA)</text:p>
          </table:table-cell>
          <table:table-cell office:value-type="string">
            <text:p>Family Pirate Party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Board Games</text:p>
          </table:table-cell>
          <table:table-cell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amily Slot Car Racing (USA)</text:p>
          </table:table-cell>
          <table:table-cell office:value-type="string">
            <text:p>Family Slot Car Racing </text:p>
          </table:table-cell>
          <table:table-cell office:value-type="string">
            <text:p>Arc System Works</text:p>
          </table:table-cell>
          <table:table-cell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Family Table Tennis (USA)</text:p>
          </table:table-cell>
          <table:table-cell office:value-type="string">
            <text:p>Family Table Tennis </text:p>
          </table:table-cell>
          <table:table-cell office:value-type="string">
            <text:p>Aksys Games </text:p>
          </table:table-cell>
          <table:table-cell office:value-type="string">
            <text:p>505 Games 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Family Tennis (USA)</text:p>
          </table:table-cell>
          <table:table-cell office:value-type="string">
            <text:p>Family Tennis </text:p>
          </table:table-cell>
          <table:table-cell table:number-columns-repeated="2" office:value-type="string">
            <text:p>Aksys Games 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Fantasic Cube (Japan)</text:p>
          </table:table-cell>
          <table:table-cell office:value-type="string">
            <text:p>Fantasic Cube </text:p>
          </table:table-cell>
          <table:table-cell table:number-columns-repeated="2" office:value-type="string">
            <text:p>Zoom Inc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Fantastic Tambourine (Japan)</text:p>
          </table:table-cell>
          <table:table-cell office:value-type="string">
            <text:p>Fantastic Tambourine </text:p>
          </table:table-cell>
          <table:table-cell table:number-columns-repeated="2" office:value-type="string">
            <text:p>Zoom Inc.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Fantasy Slots - Adventure Slots and Games (USA)</text:p>
          </table:table-cell>
          <table:table-cell office:value-type="string">
            <text:p>Fantasy Slots - Adventure Slots and Games </text:p>
          </table:table-cell>
          <table:table-cell table:number-columns-repeated="2" office:value-type="string">
            <text:p>Big John Games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FAST - Racing League (USA)</text:p>
          </table:table-cell>
          <table:table-cell office:value-type="string">
            <text:p>FAST - Racing League </text:p>
          </table:table-cell>
          <table:table-cell table:number-columns-repeated="2" office:value-type="string">
            <text:p>Shin'en Multimedia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Fast Draw Showdown (USA)</text:p>
          </table:table-cell>
          <table:table-cell office:value-type="string">
            <text:p>Fast Draw Showdown </text:p>
          </table:table-cell>
          <table:table-cell table:number-columns-repeated="2" office:value-type="string">
            <text:p>Digital Leisure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Fenimore Fillmore - The Westerner (USA)</text:p>
          </table:table-cell>
          <table:table-cell office:value-type="string">
            <text:p>Fenimore Fillmore - The Westerner </text:p>
          </table:table-cell>
          <table:table-cell table:number-columns-repeated="2" office:value-type="string">
            <text:p>Revistronic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Final Fantasy Crystal Chronicles - My Life as a Darklord (USA)</text:p>
          </table:table-cell>
          <table:table-cell office:value-type="string">
            <text:p>Final Fantasy Crystal Chronicles - My Life as a Darklord </text:p>
          </table:table-cell>
          <table:table-cell table:number-columns-repeated="2" office:value-type="string">
            <text:p>Square Enix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inal Fantasy Crystal Chronicles - My Life as a King (USA)</text:p>
          </table:table-cell>
          <table:table-cell office:value-type="string">
            <text:p>Final Fantasy Crystal Chronicles - My Life as a King </text:p>
          </table:table-cell>
          <table:table-cell table:number-columns-repeated="2" office:value-type="string">
            <text:p>Square Enix</text:p>
          </table:table-cell>
          <table:table-cell office:value-type="float" office:value="2008">
            <text:p>2008</text:p>
          </table:table-cell>
          <table:table-cell office:value-type="string">
            <text:p>Strategy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Final Fantasy IV - The After Years (USA)</text:p>
          </table:table-cell>
          <table:table-cell office:value-type="string">
            <text:p>Final Fantasy IV - The After Years </text:p>
          </table:table-cell>
          <table:table-cell office:value-type="string">
            <text:p>Matrix Software</text:p>
          </table:table-cell>
          <table:table-cell office:value-type="string">
            <text:p>Square Enix, Matrix Software</text:p>
          </table:table-cell>
          <table:table-cell office:value-type="float" office:value="2009">
            <text:p>2009</text:p>
          </table:table-cell>
          <table:table-cell office:value-type="string">
            <text:p>RP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Fireplacing (USA)</text:p>
          </table:table-cell>
          <table:table-cell office:value-type="string">
            <text:p>Fireplacing </text:p>
          </table:table-cell>
          <table:table-cell office:value-type="string">
            <text:p>Continental Producciones </text:p>
          </table:table-cell>
          <table:table-cell office:value-type="string">
            <text:p>Korner Entertainment</text:p>
          </table:table-cell>
          <table:table-cell office:value-type="float" office:value="2010">
            <text:p>2010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ish Tank (USA)</text:p>
          </table:table-cell>
          <table:table-cell office:value-type="string">
            <text:p>Fish Tank </text:p>
          </table:table-cell>
          <table:table-cell table:number-columns-repeated="2" office:value-type="string">
            <text:p>iFun4all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Fish'em All (USA)</text:p>
          </table:table-cell>
          <table:table-cell office:value-type="string">
            <text:p>Fish'em All </text:p>
          </table:table-cell>
          <table:table-cell table:number-columns-repeated="2" office:value-type="string">
            <text:p>Abylight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Fishie Fishie (USA)</text:p>
          </table:table-cell>
          <table:table-cell office:value-type="string">
            <text:p>Fishie Fishie </text:p>
          </table:table-cell>
          <table:table-cell table:number-columns-repeated="2" office:value-type="string">
            <text:p>DK Games</text:p>
          </table:table-cell>
          <table:table-cell office:value-type="float" office:value="2010">
            <text:p>2010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light Control (USA)</text:p>
          </table:table-cell>
          <table:table-cell office:value-type="string">
            <text:p>Flight Control </text:p>
          </table:table-cell>
          <table:table-cell table:number-columns-repeated="2" office:value-type="string">
            <text:p>Firemint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Flowerworks (USA)</text:p>
          </table:table-cell>
          <table:table-cell office:value-type="string">
            <text:p>Flowerworks </text:p>
          </table:table-cell>
          <table:table-cell table:number-columns-repeated="2" office:value-type="string">
            <text:p>Nocturnal Entertainment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Fluidity (USA)</text:p>
          </table:table-cell>
          <table:table-cell office:value-type="string">
            <text:p>Fluidity </text:p>
          </table:table-cell>
          <table:table-cell office:value-type="string">
            <text:p>Curve Studios 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Frobot (USA)</text:p>
          </table:table-cell>
          <table:table-cell office:value-type="string">
            <text:p>Frobot </text:p>
          </table:table-cell>
          <table:table-cell table:number-columns-repeated="2" office:value-type="string">
            <text:p>Fugazo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rogger - Hyper Arcade Edition (USA)</text:p>
          </table:table-cell>
          <table:table-cell office:value-type="string">
            <text:p>Frogger - Hyper Arcade Edition </text:p>
          </table:table-cell>
          <table:table-cell office:value-type="string">
            <text:p>Zombie Studios </text:p>
          </table:table-cell>
          <table:table-cell office:value-type="string">
            <text:p>Konami</text:p>
          </table:table-cell>
          <table:table-cell office:value-type="float" office:value="2012">
            <text:p>2012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Frogger Returns (USA)</text:p>
          </table:table-cell>
          <table:table-cell office:value-type="string">
            <text:p>Frogger Returns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Fun! Fun! Minigolf (USA)</text:p>
          </table:table-cell>
          <table:table-cell office:value-type="string">
            <text:p>Fun! Fun! Minigolf </text:p>
          </table:table-cell>
          <table:table-cell table:number-columns-repeated="2" office:value-type="string">
            <text:p>Shin'en Multimedia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Furry Legends (USA)</text:p>
          </table:table-cell>
          <table:table-cell office:value-type="string">
            <text:p>Furry Legends </text:p>
          </table:table-cell>
          <table:table-cell table:number-columns-repeated="2" office:value-type="string">
            <text:p>Gamelion Studio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Gabrielle's Ghostly Groove - Monster Mix (USA)</text:p>
          </table:table-cell>
          <table:table-cell office:value-type="string">
            <text:p>Gabrielle's Ghostly Groove - Monster Mix </text:p>
          </table:table-cell>
          <table:table-cell office:value-type="string">
            <text:p>Santa Entertainment, </text:p>
          </table:table-cell>
          <table:table-cell office:value-type="string">
            <text:p>Natsume</text:p>
          </table:table-cell>
          <table:table-cell office:value-type="float" office:value="2011">
            <text:p>2011</text:p>
          </table:table-cell>
          <table:table-cell office:value-type="string">
            <text:p>Dan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Game Sound Station (Japan)</text:p>
          </table:table-cell>
          <table:table-cell office:value-type="string">
            <text:p>Game Sound Station </text:p>
          </table:table-cell>
          <table:table-cell table:number-columns-repeated="2" office:value-type="string">
            <text:p>Gust Corporation</text:p>
          </table:table-cell>
          <table:table-cell office:value-type="float" office:value="2009">
            <text:p>2009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Gene Labs (USA)</text:p>
          </table:table-cell>
          <table:table-cell office:value-type="string">
            <text:p>Gene Labs </text:p>
          </table:table-cell>
          <table:table-cell table:number-columns-repeated="2" office:value-type="string">
            <text:p>Frontline Studios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Ghost Mania (USA)</text:p>
          </table:table-cell>
          <table:table-cell office:value-type="string">
            <text:p>Ghost Mania </text:p>
          </table:table-cell>
          <table:table-cell table:number-columns-repeated="2" office:value-type="string">
            <text:p>Legendo Entertainment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Ghost Mansion Party (USA)</text:p>
          </table:table-cell>
          <table:table-cell office:value-type="string">
            <text:p>Ghost Mansion Party </text:p>
          </table:table-cell>
          <table:table-cell table:number-columns-repeated="2" office:value-type="string">
            <text:p>Gameloft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GhostSlayer (USA)</text:p>
          </table:table-cell>
          <table:table-cell office:value-type="string">
            <text:p>GhostSlayer </text:p>
          </table:table-cell>
          <table:table-cell table:number-columns-repeated="2" office:value-type="string">
            <text:p>Gevo Entertainment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Girlfriends Forever - Magic Skate (Europe)</text:p>
          </table:table-cell>
          <table:table-cell office:value-type="string">
            <text:p>Girlfriends Forever - Magic Skate </text:p>
          </table:table-cell>
          <table:table-cell table:number-columns-repeated="2" office:value-type="string">
            <text:p>Kolkom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Gnomz (USA)</text:p>
          </table:table-cell>
          <table:table-cell office:value-type="string">
            <text:p>Gnomz </text:p>
          </table:table-cell>
          <table:table-cell table:number-columns-repeated="2" office:value-type="string">
            <text:p>QubicGames</text:p>
          </table:table-cell>
          <table:table-cell office:value-type="float" office:value="2011">
            <text:p>2011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Gods vs. Humans (USA)</text:p>
          </table:table-cell>
          <table:table-cell office:value-type="string">
            <text:p>Gods vs. Humans </text:p>
          </table:table-cell>
          <table:table-cell office:value-type="string">
            <text:p>Artefacts Studio</text:p>
          </table:table-cell>
          <table:table-cell office:value-type="string">
            <text:p>Zallage</text:p>
          </table:table-cell>
          <table:table-cell office:value-type="float" office:value="2010">
            <text:p>2010</text:p>
          </table:table-cell>
          <table:table-cell office:value-type="string">
            <text:p>Strategy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Gradius ReBirth (USA) (v257)</text:p>
          </table:table-cell>
          <table:table-cell office:value-type="string">
            <text:p>Gradius ReBirth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Gravitronix (USA)</text:p>
          </table:table-cell>
          <table:table-cell office:value-type="string">
            <text:p>Gravitronix </text:p>
          </table:table-cell>
          <table:table-cell table:number-columns-repeated="2" office:value-type="string">
            <text:p>Medaverse Studio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Grill-Off with Ultra Hand! (USA) (Promo)</text:p>
          </table:table-cell>
          <table:table-cell office:value-type="string">
            <text:p>Grill-Off with Ultra Hand! </text:p>
          </table:table-cell>
          <table:table-cell table:number-columns-repeated="2"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Groovin' Blocks (USA)</text:p>
          </table:table-cell>
          <table:table-cell office:value-type="string">
            <text:p>Groovin' Blocks </text:p>
          </table:table-cell>
          <table:table-cell table:number-columns-repeated="2" office:value-type="string">
            <text:p>Empty Clip Studio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Gyrostarr (USA)</text:p>
          </table:table-cell>
          <table:table-cell office:value-type="string">
            <text:p>Gyrostarr </text:p>
          </table:table-cell>
          <table:table-cell table:number-columns-repeated="2" office:value-type="string">
            <text:p>High Voltage Software</text:p>
          </table:table-cell>
          <table:table-cell office:value-type="float" office:value="2008">
            <text:p>2008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Hajiite! Block Rush (Japan)</text:p>
          </table:table-cell>
          <table:table-cell office:value-type="string">
            <text:p>Hajiite! Block Rush </text:p>
          </table:table-cell>
          <table:table-cell table:number-columns-repeated="2" office:value-type="string">
            <text:p>Agenda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Hamekomi Lucky Puzzle Wii Returns (Japan)</text:p>
          </table:table-cell>
          <table:table-cell office:value-type="string">
            <text:p>Hamekomi Lucky Puzzle Wii Returns </text:p>
          </table:table-cell>
          <table:table-cell office:value-type="string">
            <text:p>Yuke's</text:p>
          </table:table-cell>
          <table:table-cell office:value-type="string">
            <text:p>Tryfirst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Happy Hammerin' (USA)</text:p>
          </table:table-cell>
          <table:table-cell office:value-type="string">
            <text:p>Happy Hammerin' </text:p>
          </table:table-cell>
          <table:table-cell office:value-type="string">
            <text:p>Agenda</text:p>
          </table:table-cell>
          <table:table-cell office:value-type="string">
            <text:p>Gamebridge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Happy Holidays - Christmas (USA)</text:p>
          </table:table-cell>
          <table:table-cell office:value-type="string">
            <text:p>Happy Holidays - Christmas </text:p>
          </table:table-cell>
          <table:table-cell table:number-columns-repeated="2" office:value-type="string">
            <text:p>505 Games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Happy Holidays - Halloween (USA)</text:p>
          </table:table-cell>
          <table:table-cell office:value-type="string">
            <text:p>Happy Holidays - Halloween </text:p>
          </table:table-cell>
          <table:table-cell table:number-columns-repeated="2" office:value-type="string">
            <text:p>505 Games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0</text:p>
          </table:table-cell>
          <table:table-cell table:number-columns-repeated="1014"/>
        </table:table-row>
        <table:table-row table:style-name="ro1">
          <table:table-cell office:value-type="string">
            <text:p>Harvest Moon - My Little Shop (USA)</text:p>
          </table:table-cell>
          <table:table-cell office:value-type="string">
            <text:p>Harvest Moon - My Little Shop </text:p>
          </table:table-cell>
          <table:table-cell office:value-type="string">
            <text:p>Marvelous Entertainment</text:p>
          </table:table-cell>
          <table:table-cell office:value-type="string">
            <text:p>Natsume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4"/>
        </table:table-row>
        <table:table-row table:style-name="ro1">
          <table:table-cell office:value-type="string">
            <text:p>HB Arcade Cards (USA)</text:p>
          </table:table-cell>
          <table:table-cell office:value-type="string">
            <text:p>HB Arcade Cards </text:p>
          </table:table-cell>
          <table:table-cell table:number-columns-repeated="2" office:value-type="string">
            <text:p>HB Studios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HB Arcade Disc Golf (USA)</text:p>
          </table:table-cell>
          <table:table-cell office:value-type="string">
            <text:p>HB Arcade Disc Golf </text:p>
          </table:table-cell>
          <table:table-cell table:number-columns-repeated="2" office:value-type="string">
            <text:p>HB Studio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Heavy Fire - Black Arms (USA)</text:p>
          </table:table-cell>
          <table:table-cell office:value-type="string">
            <text:p>Heavy Fire - Black Arms </text:p>
          </table:table-cell>
          <table:table-cell table:number-columns-repeated="2" office:value-type="string">
            <text:p>Teyon</text:p>
          </table:table-cell>
          <table:table-cell office:value-type="float" office:value="2011">
            <text:p>2011</text:p>
          </table:table-cell>
          <table:table-cell office:value-type="string">
            <text:p>Shooter</text:p>
          </table:table-cell>
          <table:table-cell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Heavy Fire - Special Operations (USA)</text:p>
          </table:table-cell>
          <table:table-cell office:value-type="string">
            <text:p>Heavy Fire - Special Operations </text:p>
          </table:table-cell>
          <table:table-cell table:number-columns-repeated="2" office:value-type="string">
            <text:p>Teyon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Helix (USA)</text:p>
          </table:table-cell>
          <table:table-cell office:value-type="string">
            <text:p>Helix </text:p>
          </table:table-cell>
          <table:table-cell table:number-columns-repeated="2" office:value-type="string">
            <text:p>Ghostfire Games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Heracles Chariot Racing (USA)</text:p>
          </table:table-cell>
          <table:table-cell office:value-type="string">
            <text:p>Heracles Chariot Racing </text:p>
          </table:table-cell>
          <table:table-cell table:number-columns-repeated="2" office:value-type="string">
            <text:p>Neko Entertainment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Heron - Steam Machine (USA)</text:p>
          </table:table-cell>
          <table:table-cell office:value-type="string">
            <text:p>Heron - Steam Machine </text:p>
          </table:table-cell>
          <table:table-cell table:number-columns-repeated="2" office:value-type="string">
            <text:p>Triangle Studios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High Voltage Hot Rod Show (USA)</text:p>
          </table:table-cell>
          <table:table-cell office:value-type="string">
            <text:p>High Voltage Hot Rod Show </text:p>
          </table:table-cell>
          <table:table-cell table:number-columns-repeated="2" office:value-type="string">
            <text:p>High Voltage Software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Hirameki Card Battle - Mekuruka (Japan)</text:p>
          </table:table-cell>
          <table:table-cell office:value-type="string">
            <text:p>Hirameki Card Battle - Mekuruka </text:p>
          </table:table-cell>
          <table:table-cell table:number-columns-repeated="2" office:value-type="string">
            <text:p>Tom Create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Hockey Allstar Shootout (USA)</text:p>
          </table:table-cell>
          <table:table-cell office:value-type="string">
            <text:p>Hockey Allstar Shootout </text:p>
          </table:table-cell>
          <table:table-cell table:number-columns-repeated="2" office:value-type="string">
            <text:p>Big Blue Bubble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Home Sweet Home (USA)</text:p>
          </table:table-cell>
          <table:table-cell office:value-type="string">
            <text:p>Home Sweet Home </text:p>
          </table:table-cell>
          <table:table-cell table:number-columns-repeated="2" office:value-type="string">
            <text:p>Big Blue Bubble</text:p>
          </table:table-cell>
          <table:table-cell office:value-type="float" office:value="2008">
            <text:p>2008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HoopWorld (USA)</text:p>
          </table:table-cell>
          <table:table-cell office:value-type="string">
            <text:p>HoopWorld </text:p>
          </table:table-cell>
          <table:table-cell office:value-type="string">
            <text:p>Streamline Studios</text:p>
          </table:table-cell>
          <table:table-cell office:value-type="string">
            <text:p>Streamline Studios Virtual Toy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Horizon Riders (USA)</text:p>
          </table:table-cell>
          <table:table-cell office:value-type="string">
            <text:p>Horizon Riders </text:p>
          </table:table-cell>
          <table:table-cell table:number-columns-repeated="2" office:value-type="string">
            <text:p>Sabarasa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Hubert the Teddy Bear - Winter Games (USA)</text:p>
          </table:table-cell>
          <table:table-cell office:value-type="string">
            <text:p>Hubert the Teddy Bear - Winter Games </text:p>
          </table:table-cell>
          <table:table-cell table:number-columns-repeated="2" office:value-type="string">
            <text:p>Teyon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16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Incoming! (USA)</text:p>
          </table:table-cell>
          <table:table-cell office:value-type="string">
            <text:p>Incoming! </text:p>
          </table:table-cell>
          <table:table-cell table:number-columns-repeated="2" office:value-type="string">
            <text:p>JV Games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Incredible Maze, The (USA)</text:p>
          </table:table-cell>
          <table:table-cell office:value-type="string">
            <text:p>Incredible Maze, The </text:p>
          </table:table-cell>
          <table:table-cell office:value-type="string">
            <text:p>Digital Leisure</text:p>
          </table:table-cell>
          <table:table-cell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Inkub (USA)</text:p>
          </table:table-cell>
          <table:table-cell office:value-type="string">
            <text:p>Inkub </text:p>
          </table:table-cell>
          <table:table-cell table:number-columns-repeated="2" office:value-type="string">
            <text:p>Cosmonaut Game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Ivy the Kiwi - Mini (Japan)</text:p>
          </table:table-cell>
          <table:table-cell office:value-type="string">
            <text:p>Ivy the Kiwi - Mini </text:p>
          </table:table-cell>
          <table:table-cell office:value-type="string">
            <text:p>Namco Bandai</text:p>
          </table:table-cell>
          <table:table-cell office:value-type="string">
            <text:p>Xseed Games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6</text:p>
          </table:table-cell>
          <table:table-cell table:number-columns-repeated="1014"/>
        </table:table-row>
        <table:table-row table:style-name="ro1">
          <table:table-cell office:value-type="string">
            <text:p>Jam City Rollergirls (USA)</text:p>
          </table:table-cell>
          <table:table-cell office:value-type="string">
            <text:p>Jam City Rollergirls </text:p>
          </table:table-cell>
          <table:table-cell table:number-columns-repeated="2" office:value-type="string">
            <text:p>Frozen Codebase</text:p>
          </table:table-cell>
          <table:table-cell office:value-type="float" office:value="2011">
            <text:p>2011</text:p>
          </table:table-cell>
          <table:table-cell office:value-type="string">
            <text:p>Sports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Janken Party Paradise (Japan)</text:p>
          </table:table-cell>
          <table:table-cell office:value-type="string">
            <text:p>Janken Party Paradise </text:p>
          </table:table-cell>
          <table:table-cell table:number-columns-repeated="2" office:value-type="string">
            <text:p>Studio Zan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JellyCar 2 (USA)</text:p>
          </table:table-cell>
          <table:table-cell office:value-type="string">
            <text:p>JellyCar 2 </text:p>
          </table:table-cell>
          <table:table-cell office:value-type="string">
            <text:p>Mistic Software</text:p>
          </table:table-cell>
          <table:table-cell office:value-type="string">
            <text:p>Disney Interactive Studios</text:p>
          </table:table-cell>
          <table:table-cell office:value-type="float" office:value="2011">
            <text:p>2011</text:p>
          </table:table-cell>
          <table:table-cell office:value-type="string">
            <text:p>Driving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Jett Rocket (USA)</text:p>
          </table:table-cell>
          <table:table-cell office:value-type="string">
            <text:p>Jett Rocket </text:p>
          </table:table-cell>
          <table:table-cell table:number-columns-repeated="2" office:value-type="string">
            <text:p>Shin'en Multimedia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Jewel Keepers - Easter Island (USA)</text:p>
          </table:table-cell>
          <table:table-cell office:value-type="string">
            <text:p>Jewel Keepers - Easter Island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Jinsei Game - Happy Step (Japan)</text:p>
          </table:table-cell>
          <table:table-cell office:value-type="string">
            <text:p>Jinsei Game - Happy Step </text:p>
          </table:table-cell>
          <table:table-cell table:number-columns-repeated="2" office:value-type="string">
            <text:p>Takara Tomy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4"/>
        </table:table-row>
        <table:table-row table:style-name="ro1">
          <table:table-cell office:value-type="string">
            <text:p>Jinsei Game (Japan)</text:p>
          </table:table-cell>
          <table:table-cell office:value-type="string">
            <text:p>Jinsei Game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7</text:p>
          </table:table-cell>
          <table:table-cell table:number-columns-repeated="1014"/>
        </table:table-row>
        <table:table-row table:style-name="ro1">
          <table:table-cell office:value-type="string">
            <text:p>Jintori Action! Taikoukenchi - Karakuri Shiro no Nazo (Japan)</text:p>
          </table:table-cell>
          <table:table-cell office:value-type="string">
            <text:p>Jintori Action! Taikoukenchi - Karakuri Shiro no Nazo </text:p>
          </table:table-cell>
          <table:table-cell table:number-columns-repeated="2" office:value-type="string">
            <text:p>Perpetuum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Jungle Speed (USA)</text:p>
          </table:table-cell>
          <table:table-cell office:value-type="string">
            <text:p>Jungle Speed </text:p>
          </table:table-cell>
          <table:table-cell table:number-columns-repeated="2" office:value-type="string">
            <text:p>Playful Entertainment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Just JAM (USA)</text:p>
          </table:table-cell>
          <table:table-cell office:value-type="string">
            <text:p>Just JAM </text:p>
          </table:table-cell>
          <table:table-cell table:number-columns-repeated="2" office:value-type="string">
            <text:p>Big John Games</text:p>
          </table:table-cell>
          <table:table-cell office:value-type="float" office:value="2011">
            <text:p>2011</text:p>
          </table:table-cell>
          <table:table-cell office:value-type="string">
            <text:p>Creativ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Kaku! Ugoku! Tsukamaeru! Sensei Wii (Japan)</text:p>
          </table:table-cell>
          <table:table-cell office:value-type="string">
            <text:p>Kaku! Ugoku! Tsukamaeru! Sensei Wii </text:p>
          </table:table-cell>
          <table:table-cell table:number-columns-repeated="2" office:value-type="string">
            <text:p>Takara Tomy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Kanken - Minna de Wai Wai Kanji Nou (Japan)</text:p>
          </table:table-cell>
          <table:table-cell office:value-type="string">
            <text:p>Kanken - Minna de Wai Wai Kanji Nou </text:p>
          </table:table-cell>
          <table:table-cell table:number-columns-repeated="2" office:value-type="string">
            <text:p>IE Institute Co. Ltd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Kappa-kun to Asobou - Kappa-kun no Ota no Shimikai (Japan)</text:p>
          </table:table-cell>
          <table:table-cell office:value-type="string">
            <text:p>Kappa-kun to Asobou - Kappa-kun no Ota no Shimikai </text:p>
          </table:table-cell>
          <table:table-cell table:number-columns-repeated="2" office:value-type="string">
            <text:p>Cable Entertainment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4"/>
        </table:table-row>
        <table:table-row table:style-name="ro1">
          <table:table-cell office:value-type="string">
            <text:p>Kappa-kun to Asobou - Kappa-kun to 3 Bikino Koneko (Japan)</text:p>
          </table:table-cell>
          <table:table-cell office:value-type="string">
            <text:p>Kappa-kun to Asobou - Kappa-kun to 3 Bikino Koneko </text:p>
          </table:table-cell>
          <table:table-cell table:number-columns-repeated="2" office:value-type="string">
            <text:p>Cable Entertainmen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Kappa-kun to Asobou - Kappa-kun to Mori no Nakamatachi (Japan)</text:p>
          </table:table-cell>
          <table:table-cell office:value-type="string">
            <text:p>Kappa-kun to Asobou - Kappa-kun to Mori no Nakamatachi </text:p>
          </table:table-cell>
          <table:table-cell table:number-columns-repeated="2" office:value-type="string">
            <text:p>Cable Entertainment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Karaoke Joysound Wii (Japan)</text:p>
          </table:table-cell>
          <table:table-cell office:value-type="string">
            <text:p>Karaoke Joysound Wii </text:p>
          </table:table-cell>
          <table:table-cell office:value-type="string">
            <text:p>Hudson Soft</text:p>
          </table:table-cell>
          <table:table-cell office:value-type="string">
            <text:p>Xing Inc.</text:p>
          </table:table-cell>
          <table:table-cell office:value-type="float" office:value="2012">
            <text:p>2012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Karate Phants - Gloves of Glory (Europe)</text:p>
          </table:table-cell>
          <table:table-cell office:value-type="string">
            <text:p>Karate Phants - Gloves of Glory </text:p>
          </table:table-cell>
          <table:table-cell table:number-columns-repeated="2" office:value-type="string">
            <text:p>Snap Dragon</text:p>
          </table:table-cell>
          <table:table-cell office:value-type="float" office:value="2009">
            <text:p>2009</text:p>
          </table:table-cell>
          <table:table-cell office:value-type="string">
            <text:p>Fighting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Kentei TV! Wii - Minna de Gotouchi Quiz Battle! (Japan)</text:p>
          </table:table-cell>
          <table:table-cell office:value-type="string">
            <text:p>Kentei TV! Wii - Minna de Gotouchi Quiz Battle! </text:p>
          </table:table-cell>
          <table:table-cell table:number-columns-repeated="2" office:value-type="string">
            <text:p>Kosaido Co. Ltd.</text:p>
          </table:table-cell>
          <table:table-cell office:value-type="float" office:value="2009">
            <text:p>2009</text:p>
          </table:table-cell>
          <table:table-cell office:value-type="string">
            <text:p>Quiz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Kentoushi - Furi Furi Boxing (Japan)</text:p>
          </table:table-cell>
          <table:table-cell office:value-type="string">
            <text:p>Kentoushi - Furi Furi Boxing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6</text:p>
          </table:table-cell>
          <table:table-cell table:number-columns-repeated="1014"/>
        </table:table-row>
        <table:table-row table:style-name="ro1">
          <table:table-cell office:value-type="string">
            <text:p>Kodomo Kyouiku Terebi Wii - Aiue Ouchan (Japan)</text:p>
          </table:table-cell>
          <table:table-cell office:value-type="string">
            <text:p>Kodomo Kyouiku Terebi Wii - Aiue Ouchan </text:p>
          </table:table-cell>
          <table:table-cell table:number-columns-repeated="2" office:value-type="string">
            <text:p>Home Media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Kodomo Kyouiku Terebi Wii - Aiue Oumuzu (Japan)</text:p>
          </table:table-cell>
          <table:table-cell office:value-type="string">
            <text:p>Kodomo Kyouiku Terebi Wii - Aiue Oumuzu </text:p>
          </table:table-cell>
          <table:table-cell table:number-columns-repeated="2" office:value-type="string">
            <text:p>Home Media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Kotoba no Puzzle - Mojipittan Wii (Japan) (v257)</text:p>
          </table:table-cell>
          <table:table-cell office:value-type="string">
            <text:p>Kotoba no Puzzle - Mojipittan Wii </text:p>
          </table:table-cell>
          <table:table-cell table:number-columns-repeated="2" office:value-type="string">
            <text:p>Namco Bandai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Kung Fu Funk - Everybody is Kung Fu Fighting! (USA)</text:p>
          </table:table-cell>
          <table:table-cell office:value-type="string">
            <text:p>Kung Fu Funk - Everybody is Kung Fu Fighting! </text:p>
          </table:table-cell>
          <table:table-cell table:number-columns-repeated="2" office:value-type="string">
            <text:p>Stickmen Studio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Kyotokei (USA)</text:p>
          </table:table-cell>
          <table:table-cell office:value-type="string">
            <text:p>Kyotokei </text:p>
          </table:table-cell>
          <table:table-cell table:number-columns-repeated="2" office:value-type="string">
            <text:p>Microforum Ltd.</text:p>
          </table:table-cell>
          <table:table-cell office:value-type="float" office:value="2011">
            <text:p>2011</text:p>
          </table:table-cell>
          <table:table-cell office:value-type="string">
            <text:p>Shooter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La-Mulana (USA)</text:p>
          </table:table-cell>
          <table:table-cell office:value-type="string">
            <text:p>La-Mulana </text:p>
          </table:table-cell>
          <table:table-cell office:value-type="string">
            <text:p>Nigoro </text:p>
          </table:table-cell>
          <table:table-cell office:value-type="string">
            <text:p>Nicalis, Asterizm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Lead the Meerkats (USA)</text:p>
          </table:table-cell>
          <table:table-cell office:value-type="string">
            <text:p>Lead the Meerkats </text:p>
          </table:table-cell>
          <table:table-cell table:number-columns-repeated="2" office:value-type="string">
            <text:p>Lapland Studio</text:p>
          </table:table-cell>
          <table:table-cell office:value-type="float" office:value="2010">
            <text:p>2010</text:p>
          </table:table-cell>
          <table:table-cell office:value-type="string">
            <text:p>Simula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Learning with The PooYoos - Episode 1 (USA)</text:p>
          </table:table-cell>
          <table:table-cell office:value-type="string">
            <text:p>Learning with The PooYoos - Episode 1 </text:p>
          </table:table-cell>
          <table:table-cell table:number-columns-repeated="2" office:value-type="string">
            <text:p>Lexis Numerique</text:p>
          </table:table-cell>
          <table:table-cell office:value-type="float" office:value="2009">
            <text:p>2009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Learning with The PooYoos - Episode 2 (USA)</text:p>
          </table:table-cell>
          <table:table-cell office:value-type="string">
            <text:p>Learning with The PooYoos - Episode 2 </text:p>
          </table:table-cell>
          <table:table-cell table:number-columns-repeated="2" office:value-type="string">
            <text:p>Lexis Numerique</text:p>
          </table:table-cell>
          <table:table-cell office:value-type="float" office:value="2010">
            <text:p>2010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Learning with The PooYoos - Episode 3 (USA)</text:p>
          </table:table-cell>
          <table:table-cell office:value-type="string">
            <text:p>Learning with The PooYoos - Episode 3 </text:p>
          </table:table-cell>
          <table:table-cell table:number-columns-repeated="2" office:value-type="string">
            <text:p>Lexis Numerique</text:p>
          </table:table-cell>
          <table:table-cell office:value-type="float" office:value="2010">
            <text:p>2010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Let's Catch (USA)</text:p>
          </table:table-cell>
          <table:table-cell office:value-type="string">
            <text:p>Let's Catch </text:p>
          </table:table-cell>
          <table:table-cell office:value-type="string">
            <text:p>Prope</text:p>
          </table:table-cell>
          <table:table-cell office:value-type="string">
            <text:p>Sega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Let's Create! - Pottery (USA)</text:p>
          </table:table-cell>
          <table:table-cell office:value-type="string">
            <text:p>Let's Create! - Pottery </text:p>
          </table:table-cell>
          <table:table-cell table:number-columns-repeated="2" office:value-type="string">
            <text:p>Infinite Dreams Inc.</text:p>
          </table:table-cell>
          <table:table-cell office:value-type="float" office:value="2012">
            <text:p>2012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Let's Zenryoku Hitchhike!!!!!!!!! (Japan)</text:p>
          </table:table-cell>
          <table:table-cell office:value-type="string">
            <text:p>Let's Zenryoku Hitchhike!!!!!!!!! </text:p>
          </table:table-cell>
          <table:table-cell office:value-type="string">
            <text:p>Nippon Ichi Software</text:p>
          </table:table-cell>
          <table:table-cell office:value-type="string">
            <text:p>DropWave 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Licca-chan Oshare House (Japan)</text:p>
          </table:table-cell>
          <table:table-cell office:value-type="string">
            <text:p>Licca-chan Oshare House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Liight (USA)</text:p>
          </table:table-cell>
          <table:table-cell office:value-type="string">
            <text:p>Liight </text:p>
          </table:table-cell>
          <table:table-cell table:number-columns-repeated="2" office:value-type="string">
            <text:p>Studio Walljump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Lilt Line (USA)</text:p>
          </table:table-cell>
          <table:table-cell office:value-type="string">
            <text:p>Lilt Line </text:p>
          </table:table-cell>
          <table:table-cell table:number-columns-repeated="2" office:value-type="string">
            <text:p>Gaijin Games</text:p>
          </table:table-cell>
          <table:table-cell office:value-type="float" office:value="2010">
            <text:p>2010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Line Attack Heroes (Japan)</text:p>
          </table:table-cell>
          <table:table-cell office:value-type="string">
            <text:p>Line Attack Heroes </text:p>
          </table:table-cell>
          <table:table-cell office:value-type="string">
            <text:p>Grezzo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LIT (USA)</text:p>
          </table:table-cell>
          <table:table-cell office:value-type="string">
            <text:p>LIT </text:p>
          </table:table-cell>
          <table:table-cell office:value-type="string">
            <text:p>WayForward Technologies</text:p>
          </table:table-cell>
          <table:table-cell office:value-type="string">
            <text:p>Square Enix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Little Tournament Over Yonder (USA)</text:p>
          </table:table-cell>
          <table:table-cell office:value-type="string">
            <text:p>Little Tournament Over Yonder </text:p>
          </table:table-cell>
          <table:table-cell table:number-columns-repeated="2" office:value-type="string">
            <text:p>Gevo Entertainment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Lonpos (USA)</text:p>
          </table:table-cell>
          <table:table-cell office:value-type="string">
            <text:p>Lonpos </text:p>
          </table:table-cell>
          <table:table-cell office:value-type="string">
            <text:p>Genki,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LostWinds - Winter of the Melodias (USA)</text:p>
          </table:table-cell>
          <table:table-cell office:value-type="string">
            <text:p>LostWinds - Winter of the Melodias </text:p>
          </table:table-cell>
          <table:table-cell office:value-type="string">
            <text:p>Frontier Developments</text:p>
          </table:table-cell>
          <table:table-cell office:value-type="string">
            <text:p>Square Enix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LostWinds (USA)</text:p>
          </table:table-cell>
          <table:table-cell office:value-type="string">
            <text:p>LostWinds </text:p>
          </table:table-cell>
          <table:table-cell office:value-type="string">
            <text:p>Frontier Developments</text:p>
          </table:table-cell>
          <table:table-cell office:value-type="string">
            <text:p>Square Enix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aboshi's Arcade (USA)</text:p>
          </table:table-cell>
          <table:table-cell office:value-type="string">
            <text:p>Maboshi's Arcade </text:p>
          </table:table-cell>
          <table:table-cell office:value-type="string">
            <text:p>Mindware Corp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3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MadStone (USA)</text:p>
          </table:table-cell>
          <table:table-cell office:value-type="string">
            <text:p>MadStone </text:p>
          </table:table-cell>
          <table:table-cell table:number-columns-repeated="2" office:value-type="string">
            <text:p>RiverMan Media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agic Destiny - Astrological Games (USA)</text:p>
          </table:table-cell>
          <table:table-cell office:value-type="string">
            <text:p>Magic Destiny - Astrological Games </text:p>
          </table:table-cell>
          <table:table-cell table:number-columns-repeated="2" office:value-type="string">
            <text:p>Shanblue Interactive</text:p>
          </table:table-cell>
          <table:table-cell office:value-type="float" office:value="2001">
            <text:p>2001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agic Obelisk, The (USA)</text:p>
          </table:table-cell>
          <table:table-cell office:value-type="string">
            <text:p>Magic Obelisk, The </text:p>
          </table:table-cell>
          <table:table-cell table:number-columns-repeated="2" office:value-type="string">
            <text:p>Game Art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Magnetica Twist (USA)</text:p>
          </table:table-cell>
          <table:table-cell office:value-type="string">
            <text:p>Magnetica Twist </text:p>
          </table:table-cell>
          <table:table-cell office:value-type="string">
            <text:p>Mitchell Corporation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Magnetis (USA)</text:p>
          </table:table-cell>
          <table:table-cell office:value-type="string">
            <text:p>Magnetis </text:p>
          </table:table-cell>
          <table:table-cell table:number-columns-repeated="2" office:value-type="string">
            <text:p>Yullaby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Mahjong (Europe)</text:p>
          </table:table-cell>
          <table:table-cell office:value-type="string">
            <text:p>Mahjong </text:p>
          </table:table-cell>
          <table:table-cell office:value-type="string">
            <text:p><text:s/>GameOn</text:p>
          </table:table-cell>
          <table:table-cell office:value-type="string">
            <text:p>Cosmiga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Major League Eating - The Game (USA)</text:p>
          </table:table-cell>
          <table:table-cell office:value-type="string">
            <text:p>Major League Eating - The Game </text:p>
          </table:table-cell>
          <table:table-cell table:number-columns-repeated="2" office:value-type="string">
            <text:p>Mastiff</text:p>
          </table:table-cell>
          <table:table-cell office:value-type="float" office:value="2008">
            <text:p>2008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Manic Monkey Mayhem (USA)</text:p>
          </table:table-cell>
          <table:table-cell office:value-type="string">
            <text:p>Manic Monkey Mayhem </text:p>
          </table:table-cell>
          <table:table-cell table:number-columns-repeated="2" office:value-type="string">
            <text:p>The Code Monkeys Ltd. 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Mart Racer (USA)</text:p>
          </table:table-cell>
          <table:table-cell office:value-type="string">
            <text:p>Mart Racer </text:p>
          </table:table-cell>
          <table:table-cell table:number-columns-repeated="2" office:value-type="string">
            <text:p>Joju Games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Max &amp; the Magic Marker (USA)</text:p>
          </table:table-cell>
          <table:table-cell office:value-type="string">
            <text:p>Max &amp; the Magic Marker </text:p>
          </table:table-cell>
          <table:table-cell office:value-type="string">
            <text:p>Marvelous Entertainment</text:p>
          </table:table-cell>
          <table:table-cell office:value-type="string">
            <text:p>Press Play</text:p>
          </table:table-cell>
          <table:table-cell office:value-type="float" office:value="2010">
            <text:p>2010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MDK2 (USA)</text:p>
          </table:table-cell>
          <table:table-cell office:value-type="string">
            <text:p>MDK2 </text:p>
          </table:table-cell>
          <table:table-cell office:value-type="string">
            <text:p>Beamdog </text:p>
          </table:table-cell>
          <table:table-cell office:value-type="string">
            <text:p>Interplay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Mega Man 10 (USA)</text:p>
          </table:table-cell>
          <table:table-cell office:value-type="string">
            <text:p>Mega Man 10 </text:p>
          </table:table-cell>
          <table:table-cell office:value-type="string">
            <text:p>Inti Creates</text:p>
          </table:table-cell>
          <table:table-cell office:value-type="string">
            <text:p>Capcom</text:p>
          </table:table-cell>
          <table:table-cell office:value-type="float" office:value="2010">
            <text:p>2010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Mega Man 9 (USA)</text:p>
          </table:table-cell>
          <table:table-cell office:value-type="string">
            <text:p>Mega Man 9 </text:p>
          </table:table-cell>
          <table:table-cell office:value-type="string">
            <text:p>Inti Creates</text:p>
          </table:table-cell>
          <table:table-cell office:value-type="string">
            <text:p>Capcom</text:p>
          </table:table-cell>
          <table:table-cell office:value-type="float" office:value="2008">
            <text:p>2008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Midnight Bowling (USA)</text:p>
          </table:table-cell>
          <table:table-cell office:value-type="string">
            <text:p>Midnight Bowling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Midnight Pool (USA)</text:p>
          </table:table-cell>
          <table:table-cell office:value-type="string">
            <text:p>Midnight Pool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Miffy's World (Europe)</text:p>
          </table:table-cell>
          <table:table-cell office:value-type="string">
            <text:p>Miffy's World </text:p>
          </table:table-cell>
          <table:table-cell office:value-type="string">
            <text:p>Biodroid</text:p>
          </table:table-cell>
          <table:table-cell office:value-type="string">
            <text:p>PAN Vision</text:p>
          </table:table-cell>
          <table:table-cell office:value-type="float" office:value="2010">
            <text:p>2010</text:p>
          </table:table-cell>
          <table:table-cell office:value-type="string">
            <text:p>Educ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3</text:p>
          </table:table-cell>
          <table:table-cell table:number-columns-repeated="1014"/>
        </table:table-row>
        <table:table-row table:style-name="ro1">
          <table:table-cell office:value-type="string">
            <text:p>Military Madness - Nectaris (USA)</text:p>
          </table:table-cell>
          <table:table-cell office:value-type="string">
            <text:p>Military Madness - Nectaris </text:p>
          </table:table-cell>
          <table:table-cell office:value-type="string">
            <text:p>Backbone Entertainment</text:p>
          </table:table-cell>
          <table:table-cell office:value-type="string">
            <text:p>Hudson Soft</text:p>
          </table:table-cell>
          <table:table-cell office:value-type="float" office:value="2010">
            <text:p>2010</text:p>
          </table:table-cell>
          <table:table-cell office:value-type="string">
            <text:p>Strategy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Minna de Asobou - Koinu de Kururin (Japan)</text:p>
          </table:table-cell>
          <table:table-cell office:value-type="string">
            <text:p>Minna de Asobou - Koinu de Kururin </text:p>
          </table:table-cell>
          <table:table-cell table:number-columns-repeated="2" office:value-type="string">
            <text:p>MTO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Minna de Taisen Puzzle - Shanghai Wii (Japan)</text:p>
          </table:table-cell>
          <table:table-cell office:value-type="string">
            <text:p>Minna de Taisen Puzzle - Shanghai Wii </text:p>
          </table:table-cell>
          <table:table-cell table:number-columns-repeated="2" office:value-type="string">
            <text:p>Sunsof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Minna de Tobikome! Penguin Diving - Hooper Looper (Japan)</text:p>
          </table:table-cell>
          <table:table-cell office:value-type="string">
            <text:p>Minna de Tobikome! Penguin Diving - Hooper Looper </text:p>
          </table:table-cell>
          <table:table-cell table:number-columns-repeated="2" office:value-type="string">
            <text:p>Agenda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Minna no Theater Wii (Japan)</text:p>
          </table:table-cell>
          <table:table-cell office:value-type="string">
            <text:p>Minna no Theater Wii </text:p>
          </table:table-cell>
          <table:table-cell table:number-columns-repeated="2" office:value-type="string">
            <text:p>Fuji Sof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Mister Bumblebee Racing Champion (Europe)</text:p>
          </table:table-cell>
          <table:table-cell office:value-type="string">
            <text:p>Mister Bumblebee Racing Champion </text:p>
          </table:table-cell>
          <table:table-cell table:number-columns-repeated="2" office:value-type="string">
            <text:p>h2f Informationssysteme</text:p>
          </table:table-cell>
          <table:table-cell office:value-type="float" office:value="2010">
            <text:p>2010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Mix Superstar (USA)</text:p>
          </table:table-cell>
          <table:table-cell office:value-type="string">
            <text:p>Mix Superstar </text:p>
          </table:table-cell>
          <table:table-cell table:number-columns-repeated="2" office:value-type="string">
            <text:p>Digital Leisure</text:p>
          </table:table-cell>
          <table:table-cell office:value-type="float" office:value="2010">
            <text:p>2010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oebius Drive (Japan)</text:p>
          </table:table-cell>
          <table:table-cell office:value-type="string">
            <text:p>Moebius Drive </text:p>
          </table:table-cell>
          <table:table-cell table:number-columns-repeated="2" office:value-type="string">
            <text:p>Jorudan Co. Ltd.</text:p>
          </table:table-cell>
          <table:table-cell office:value-type="float" office:value="2009">
            <text:p>2009</text:p>
          </table:table-cell>
          <table:table-cell office:value-type="string">
            <text:p>Driving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Moki Moki (USA)</text:p>
          </table:table-cell>
          <table:table-cell office:value-type="string">
            <text:p>Moki Moki </text:p>
          </table:table-cell>
          <table:table-cell table:number-columns-repeated="2" office:value-type="string">
            <text:p>Natsume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Monochrome Racing (USA)</text:p>
          </table:table-cell>
          <table:table-cell office:value-type="string">
            <text:p>Monochrome Racing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Monsteca Corral, A - Monsters vs. Robots (USA)</text:p>
          </table:table-cell>
          <table:table-cell office:value-type="string">
            <text:p>Monsteca Corral, A - Monsters vs. Robots </text:p>
          </table:table-cell>
          <table:table-cell table:number-columns-repeated="2" office:value-type="string">
            <text:p>Onteca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otoHeroz (USA)</text:p>
          </table:table-cell>
          <table:table-cell office:value-type="string">
            <text:p>MotoHeroz </text:p>
          </table:table-cell>
          <table:table-cell table:number-columns-repeated="2" office:value-type="string">
            <text:p>RedLynx</text:p>
          </table:table-cell>
          <table:table-cell office:value-type="float" office:value="2011">
            <text:p>2011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Mouse House (USA)</text:p>
          </table:table-cell>
          <table:table-cell office:value-type="string">
            <text:p>Mouse House </text:p>
          </table:table-cell>
          <table:table-cell table:number-columns-repeated="2" office:value-type="string">
            <text:p>Plaid World Studios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Mr. Driller W (USA)</text:p>
          </table:table-cell>
          <table:table-cell office:value-type="string">
            <text:p>Mr. Driller W </text:p>
          </table:table-cell>
          <table:table-cell table:number-columns-repeated="2" office:value-type="string">
            <text:p>Namco Bandai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Muscle March (USA)</text:p>
          </table:table-cell>
          <table:table-cell office:value-type="string">
            <text:p>Muscle March </text:p>
          </table:table-cell>
          <table:table-cell table:number-columns-repeated="2" office:value-type="string">
            <text:p>Namco Bandai</text:p>
          </table:table-cell>
          <table:table-cell office:value-type="float" office:value="2010">
            <text:p>2010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My Aquarium (USA)</text:p>
          </table:table-cell>
          <table:table-cell office:value-type="string">
            <text:p>My Aquarium </text:p>
          </table:table-cell>
          <table:table-cell table:number-columns-repeated="2" office:value-type="string">
            <text:p>Hudson Soft</text:p>
          </table:table-cell>
          <table:table-cell office:value-type="float" office:value="2008">
            <text:p>2008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My Aquarium 2 (USA)</text:p>
          </table:table-cell>
          <table:table-cell office:value-type="string">
            <text:p>My Aquarium 2 </text:p>
          </table:table-cell>
          <table:table-cell table:number-columns-repeated="2" office:value-type="string">
            <text:p>Hudson Soft</text:p>
          </table:table-cell>
          <table:table-cell office:value-type="float" office:value="2010">
            <text:p>2010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y Dolphin (USA)</text:p>
          </table:table-cell>
          <table:table-cell office:value-type="string">
            <text:p>My Dolphin </text:p>
          </table:table-cell>
          <table:table-cell table:number-columns-repeated="2" office:value-type="string">
            <text:p>T&amp;S Ltd.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My Little Baby (USA)</text:p>
          </table:table-cell>
          <table:table-cell office:value-type="string">
            <text:p>My Little Baby </text:p>
          </table:table-cell>
          <table:table-cell table:number-columns-repeated="2" office:value-type="string">
            <text:p>dtp young entertainment</text:p>
          </table:table-cell>
          <table:table-cell office:value-type="float" office:value="2011">
            <text:p>2011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My Planetarium (USA)</text:p>
          </table:table-cell>
          <table:table-cell office:value-type="string">
            <text:p>My Planetarium </text:p>
          </table:table-cell>
          <table:table-cell table:number-columns-repeated="2" office:value-type="string">
            <text:p>Hudson Soft</text:p>
          </table:table-cell>
          <table:table-cell office:value-type="float" office:value="2010">
            <text:p>2010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My Pokemon Ranch (USA) (v256)</text:p>
          </table:table-cell>
          <table:table-cell office:value-type="string">
            <text:p>My Pokemon Ranch </text:p>
          </table:table-cell>
          <table:table-cell office:value-type="string">
            <text:p>Ambrella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My Zoo (USA)</text:p>
          </table:table-cell>
          <table:table-cell office:value-type="string">
            <text:p>My Zoo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Mystery of Whiterock Castle, The (USA)</text:p>
          </table:table-cell>
          <table:table-cell office:value-type="string">
            <text:p>Mystery of Whiterock Castle, The </text:p>
          </table:table-cell>
          <table:table-cell table:number-columns-repeated="2" office:value-type="string">
            <text:p>RTL Playtainment</text:p>
          </table:table-cell>
          <table:table-cell office:value-type="float" office:value="2011">
            <text:p>2011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Neves Plus (USA)</text:p>
          </table:table-cell>
          <table:table-cell office:value-type="string">
            <text:p>Neves Plus </text:p>
          </table:table-cell>
          <table:table-cell office:value-type="string">
            <text:p>Ignition Entertainment </text:p>
          </table:table-cell>
          <table:table-cell office:value-type="string">
            <text:p>Yuke'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Newton vs The Horde (USA)</text:p>
          </table:table-cell>
          <table:table-cell office:value-type="string">
            <text:p>Newton vs The Horde </text:p>
          </table:table-cell>
          <table:table-cell table:number-columns-repeated="2" office:value-type="string">
            <text:p>RadiationBurn</text:p>
          </table:table-cell>
          <table:table-cell office:value-type="float" office:value="2012">
            <text:p>2012</text:p>
          </table:table-cell>
          <table:table-cell office:value-type="string">
            <text:p>Arcad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8</text:p>
          </table:table-cell>
          <table:table-cell table:number-columns-repeated="1014"/>
        </table:table-row>
        <table:table-row table:style-name="ro1">
          <table:table-cell office:value-type="string">
            <text:p>Niki - Rock 'n' Ball (USA)</text:p>
          </table:table-cell>
          <table:table-cell office:value-type="string">
            <text:p>Niki - Rock 'n' Ball </text:p>
          </table:table-cell>
          <table:table-cell table:number-columns-repeated="2" office:value-type="string">
            <text:p>Bplu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NyxQuest - Kindred Spirits (USA)</text:p>
          </table:table-cell>
          <table:table-cell office:value-type="string">
            <text:p>NyxQuest - Kindred Spirits </text:p>
          </table:table-cell>
          <table:table-cell office:value-type="string">
            <text:p>Agatsuma Entertainment</text:p>
          </table:table-cell>
          <table:table-cell office:value-type="string">
            <text:p>Over The Top Games</text:p>
          </table:table-cell>
          <table:table-cell office:value-type="float" office:value="2009">
            <text:p>2009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Oekaki Logic (Japan)</text:p>
          </table:table-cell>
          <table:table-cell office:value-type="string">
            <text:p>Oekaki Logic </text:p>
          </table:table-cell>
          <table:table-cell table:number-columns-repeated="2" office:value-type="string">
            <text:p>G-Mode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Onslaught (USA)</text:p>
          </table:table-cell>
          <table:table-cell office:value-type="string">
            <text:p>Onslaught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Order!! (Japan)</text:p>
          </table:table-cell>
          <table:table-cell office:value-type="string">
            <text:p>Order!! </text:p>
          </table:table-cell>
          <table:table-cell table:number-columns-repeated="2" office:value-type="string">
            <text:p>Poisoft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Osu! Exercise Doujou (Japan)</text:p>
          </table:table-cell>
          <table:table-cell office:value-type="string">
            <text:p>Osu! Exercise Doujou </text:p>
          </table:table-cell>
          <table:table-cell table:number-columns-repeated="2" office:value-type="string">
            <text:p>IE Institute Co. Ltd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Othello (Japan)</text:p>
          </table:table-cell>
          <table:table-cell office:value-type="string">
            <text:p>Othello </text:p>
          </table:table-cell>
          <table:table-cell table:number-columns-repeated="2" office:value-type="string">
            <text:p>Arc System Works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Ouchide Mugen Puti Puti (Japan)</text:p>
          </table:table-cell>
          <table:table-cell office:value-type="string">
            <text:p>Ouchide Mugen Puti Puti </text:p>
          </table:table-cell>
          <table:table-cell table:number-columns-repeated="2" office:value-type="string">
            <text:p>Namco Bandai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Out of Galaxy - Gin no Koushika (Japan)</text:p>
          </table:table-cell>
          <table:table-cell office:value-type="string">
            <text:p>Out of Galaxy - Gin no Koushika </text:p>
          </table:table-cell>
          <table:table-cell table:number-columns-repeated="2" office:value-type="string">
            <text:p>Sunsoft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Overflow (USA)</text:p>
          </table:table-cell>
          <table:table-cell office:value-type="string">
            <text:p>Overflow </text:p>
          </table:table-cell>
          <table:table-cell table:number-columns-repeated="2" office:value-type="string">
            <text:p>Digital Leisure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Overturn (USA)</text:p>
          </table:table-cell>
          <table:table-cell office:value-type="string">
            <text:p>Overturn </text:p>
          </table:table-cell>
          <table:table-cell table:number-columns-repeated="2" office:value-type="string">
            <text:p>Studio Zan</text:p>
          </table:table-cell>
          <table:table-cell office:value-type="float" office:value="2009">
            <text:p>2009</text:p>
          </table:table-cell>
          <table:table-cell office:value-type="string">
            <text:p>Fighting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Paint Splash (USA)</text:p>
          </table:table-cell>
          <table:table-cell office:value-type="string">
            <text:p>Paint Splash </text:p>
          </table:table-cell>
          <table:table-cell table:number-columns-repeated="2" office:value-type="string">
            <text:p>KnapNok Games</text:p>
          </table:table-cell>
          <table:table-cell office:value-type="float" office:value="2011">
            <text:p>2011</text:p>
          </table:table-cell>
          <table:table-cell office:value-type="string">
            <text:p>Creativ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Pallurikio (USA)</text:p>
          </table:table-cell>
          <table:table-cell office:value-type="string">
            <text:p>Pallurikio </text:p>
          </table:table-cell>
          <table:table-cell table:number-columns-repeated="2" office:value-type="string">
            <text:p>Playsto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Paper Wars - Cannon Fodder (USA)</text:p>
          </table:table-cell>
          <table:table-cell office:value-type="string">
            <text:p>Paper Wars - Cannon Fodder </text:p>
          </table:table-cell>
          <table:table-cell table:number-columns-repeated="2" office:value-type="string">
            <text:p>iFun4all</text:p>
          </table:table-cell>
          <table:table-cell office:value-type="float" office:value="2011">
            <text:p>2011</text:p>
          </table:table-cell>
          <table:table-cell office:value-type="string">
            <text:p>Strategy</text:p>
          </table:table-cell>
          <table:table-cell table:style-name="ce4"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Party Fun Pirate (USA)</text:p>
          </table:table-cell>
          <table:table-cell office:value-type="string">
            <text:p>Party Fun Pirate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Pearl Harbor - Episode 1 - Red Sun Rising (USA)</text:p>
          </table:table-cell>
          <table:table-cell office:value-type="string">
            <text:p>Pearl Harbor - Episode 1 - Red Sun Rising </text:p>
          </table:table-cell>
          <table:table-cell table:number-columns-repeated="2" office:value-type="string">
            <text:p>Legendo Entertainment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Penguins &amp; Friends - Hey! That's My Fish! (USA)</text:p>
          </table:table-cell>
          <table:table-cell office:value-type="string">
            <text:p>Penguins &amp; Friends - Hey! That's My Fish! </text:p>
          </table:table-cell>
          <table:table-cell table:number-columns-repeated="2" office:value-type="string">
            <text:p>Gammick Entertainment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Phalanx (Japan)</text:p>
          </table:table-cell>
          <table:table-cell office:value-type="string">
            <text:p>Phalanx </text:p>
          </table:table-cell>
          <table:table-cell table:number-columns-repeated="2" office:value-type="string">
            <text:p>Zoom Inc.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Phoenix Wright - Ace Attorney (USA)</text:p>
          </table:table-cell>
          <table:table-cell office:value-type="string">
            <text:p>Phoenix Wright - Ace Attorney </text:p>
          </table:table-cell>
          <table:table-cell table:number-columns-repeated="2" office:value-type="string">
            <text:p>Capcom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4"/>
        </table:table-row>
        <table:table-row table:style-name="ro1">
          <table:table-cell office:value-type="string">
            <text:p>Phoenix Wright - Ace Attorney Justice for All (USA)</text:p>
          </table:table-cell>
          <table:table-cell office:value-type="string">
            <text:p>Phoenix Wright - Ace Attorney Justice for All </text:p>
          </table:table-cell>
          <table:table-cell table:number-columns-repeated="2" office:value-type="string">
            <text:p>Capcom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Phoenix Wright - Ace Attorney Trials and Tribulations (USA)</text:p>
          </table:table-cell>
          <table:table-cell office:value-type="string">
            <text:p>Phoenix Wright - Ace Attorney Trials and Tribulations </text:p>
          </table:table-cell>
          <table:table-cell table:number-columns-repeated="2" office:value-type="string">
            <text:p>Capcom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Physio Fun - Balance Training (Europe)</text:p>
          </table:table-cell>
          <table:table-cell office:value-type="string">
            <text:p>Physio Fun - Balance Training </text:p>
          </table:table-cell>
          <table:table-cell table:number-columns-repeated="2" office:value-type="string">
            <text:p>Kaasa Solution</text:p>
          </table:table-cell>
          <table:table-cell office:value-type="float" office:value="2010">
            <text:p>2010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Physio Fun - Pelvic Floor Training (Europe)</text:p>
          </table:table-cell>
          <table:table-cell office:value-type="string">
            <text:p>Physio Fun - Pelvic Floor Training </text:p>
          </table:table-cell>
          <table:table-cell table:number-columns-repeated="2" office:value-type="string">
            <text:p>Kaasa Solution</text:p>
          </table:table-cell>
          <table:table-cell office:value-type="float" office:value="2011">
            <text:p>2011</text:p>
          </table:table-cell>
          <table:table-cell office:value-type="string">
            <text:p>Fitness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PictureBook Games - Pop-Up Pursuit (USA)</text:p>
          </table:table-cell>
          <table:table-cell office:value-type="string">
            <text:p>PictureBook Games - Pop-Up Pursuit </text:p>
          </table:table-cell>
          <table:table-cell office:value-type="string">
            <text:p>h.a.n.d. Inc. 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Pinocchio's Puzzle (USA)</text:p>
          </table:table-cell>
          <table:table-cell office:value-type="string">
            <text:p>Pinocchio's Puzzle </text:p>
          </table:table-cell>
          <table:table-cell table:number-columns-repeated="2" office:value-type="string">
            <text:p>EnjoyUp Games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Pirates - The Key of Dreams (USA)</text:p>
          </table:table-cell>
          <table:table-cell office:value-type="string">
            <text:p>Pirates - The Key of Dreams </text:p>
          </table:table-cell>
          <table:table-cell table:number-columns-repeated="2" office:value-type="string">
            <text:p>Oxygen Games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4"/>
        </table:table-row>
        <table:table-row table:style-name="ro1">
          <table:table-cell office:value-type="string">
            <text:p>Pit Crew Panic! (USA)</text:p>
          </table:table-cell>
          <table:table-cell office:value-type="string">
            <text:p>Pit Crew Panic! </text:p>
          </table:table-cell>
          <table:table-cell table:number-columns-repeated="2" office:value-type="string">
            <text:p>Hudson Soft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Plaettchen Twist 'n' Paint (USA)</text:p>
          </table:table-cell>
          <table:table-cell office:value-type="string">
            <text:p>Plaettchen Twist 'n' Paint </text:p>
          </table:table-cell>
          <table:table-cell table:number-columns-repeated="2" office:value-type="string">
            <text:p>Bplu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2.9</text:p>
          </table:table-cell>
          <table:table-cell table:number-columns-repeated="1014"/>
        </table:table-row>
        <table:table-row table:style-name="ro1">
          <table:table-cell office:value-type="string">
            <text:p>Planet Fish (USA)</text:p>
          </table:table-cell>
          <table:table-cell office:value-type="string">
            <text:p>Planet Fish </text:p>
          </table:table-cell>
          <table:table-cell table:number-columns-repeated="2" office:value-type="string">
            <text:p>Ludia</text:p>
          </table:table-cell>
          <table:table-cell office:value-type="float" office:value="2011">
            <text:p>2011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Planet Pachinko (USA)</text:p>
          </table:table-cell>
          <table:table-cell office:value-type="string">
            <text:p>Planet Pachinko </text:p>
          </table:table-cell>
          <table:table-cell table:number-columns-repeated="2" office:value-type="string">
            <text:p>Allied Kingdoms</text:p>
          </table:table-cell>
          <table:table-cell office:value-type="float" office:value="2009">
            <text:p>2009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Play with Birds (USA)</text:p>
          </table:table-cell>
          <table:table-cell office:value-type="string">
            <text:p>Play with Birds </text:p>
          </table:table-cell>
          <table:table-cell table:number-columns-repeated="2" office:value-type="string">
            <text:p>Games Farm</text:p>
          </table:table-cell>
          <table:table-cell office:value-type="float" office:value="2011">
            <text:p>2011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Pokemon Fushigi no Dungeon - Ikuzo! Arashi no Boukendan (Japan)</text:p>
          </table:table-cell>
          <table:table-cell office:value-type="string">
            <text:p>Pokemon Fushigi no Dungeon - Ikuzo! Arashi no Boukendan </text:p>
          </table:table-cell>
          <table:table-cell office:value-type="string">
            <text:p>Chunsoft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Role-Playing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Pokemon Fushigi no Dungeon - Mezase! Hikari no Boukendan (Japan)</text:p>
          </table:table-cell>
          <table:table-cell office:value-type="string">
            <text:p>Pokemon Fushigi no Dungeon - Mezase! Hikari no Boukendan </text:p>
          </table:table-cell>
          <table:table-cell office:value-type="string">
            <text:p>Chunsoft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Role-Playing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Pokemon Fushigi no Dungeon - Susume! Honou no Boukendan (Japan)</text:p>
          </table:table-cell>
          <table:table-cell office:value-type="string">
            <text:p>Pokemon Fushigi no Dungeon - Susume! Honou no Boukendan </text:p>
          </table:table-cell>
          <table:table-cell office:value-type="string">
            <text:p>Chunsoft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Role-Playing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Pokemon Rumble (USA)</text:p>
          </table:table-cell>
          <table:table-cell office:value-type="string">
            <text:p>Pokemon Rumble </text:p>
          </table:table-cell>
          <table:table-cell office:value-type="string">
            <text:p>Ambrella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Fighting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Pokers Wii (Japan)</text:p>
          </table:table-cell>
          <table:table-cell office:value-type="string">
            <text:p>Pokers Wii </text:p>
          </table:table-cell>
          <table:table-cell office:value-type="string">
            <text:p>UFO Interactive</text:p>
          </table:table-cell>
          <table:table-cell office:value-type="string">
            <text:p>Milestone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Pokosuka Racing (Japan)</text:p>
          </table:table-cell>
          <table:table-cell office:value-type="string">
            <text:p>Pokosuka Racing </text:p>
          </table:table-cell>
          <table:table-cell table:number-columns-repeated="2" office:value-type="string">
            <text:p>Recom</text:p>
          </table:table-cell>
          <table:table-cell office:value-type="float" office:value="2010">
            <text:p>2010</text:p>
          </table:table-cell>
          <table:table-cell office:value-type="string">
            <text:p>Driv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Pong Toss Pro - Frat Party Games (USA)</text:p>
          </table:table-cell>
          <table:table-cell office:value-type="string">
            <text:p>Pong Toss Pro - Frat Party Games </text:p>
          </table:table-cell>
          <table:table-cell table:number-columns-repeated="2" office:value-type="string">
            <text:p>JV Games</text:p>
          </table:table-cell>
          <table:table-cell office:value-type="float" office:value="2010">
            <text:p>2010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1.7</text:p>
          </table:table-cell>
          <table:table-cell table:number-columns-repeated="1014"/>
        </table:table-row>
        <table:table-row table:style-name="ro1">
          <table:table-cell office:value-type="string">
            <text:p>Pong Toss! Frat Party Games (USA)</text:p>
          </table:table-cell>
          <table:table-cell office:value-type="string">
            <text:p>Pong Toss! Frat Party Games </text:p>
          </table:table-cell>
          <table:table-cell table:number-columns-repeated="2" office:value-type="string">
            <text:p>JV Games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4"/>
        </table:table-row>
        <table:table-row table:style-name="ro1">
          <table:table-cell office:value-type="string">
            <text:p>Ponjan Wii (Japan)</text:p>
          </table:table-cell>
          <table:table-cell office:value-type="string">
            <text:p>Ponjan Wii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Pool Revolution - Cue Sports (USA)</text:p>
          </table:table-cell>
          <table:table-cell office:value-type="string">
            <text:p>Pool Revolution - Cue Sports </text:p>
          </table:table-cell>
          <table:table-cell table:number-columns-repeated="2" office:value-type="string">
            <text:p>Hudson Soft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Pop 'Em, Drop 'Em SameGame (USA)</text:p>
          </table:table-cell>
          <table:table-cell office:value-type="string">
            <text:p>Pop 'Em, Drop 'Em SameGame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Pop (USA)</text:p>
          </table:table-cell>
          <table:table-cell office:value-type="string">
            <text:p>Pop </text:p>
          </table:table-cell>
          <table:table-cell office:value-type="string">
            <text:p>Nnooo,</text:p>
          </table:table-cell>
          <table:table-cell office:value-type="string">
            <text:p>Electronic Art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Popple to Mahou no Crayon (Japan)</text:p>
          </table:table-cell>
          <table:table-cell office:value-type="string">
            <text:p>Popple to Mahou no Crayon </text:p>
          </table:table-cell>
          <table:table-cell table:number-columns-repeated="2" office:value-type="string">
            <text:p>G-Mode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Potpourrii (USA)</text:p>
          </table:table-cell>
          <table:table-cell office:value-type="string">
            <text:p>Potpourrii </text:p>
          </table:table-cell>
          <table:table-cell table:number-columns-repeated="2" office:value-type="string">
            <text:p>Abstraction Game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Princess Ai Monogatari (Japan)</text:p>
          </table:table-cell>
          <table:table-cell office:value-type="string">
            <text:p>Princess Ai Monogatari </text:p>
          </table:table-cell>
          <table:table-cell table:number-columns-repeated="2" office:value-type="string">
            <text:p>Sunsof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Protoethea (USA)</text:p>
          </table:table-cell>
          <table:table-cell office:value-type="string">
            <text:p>Protoethea </text:p>
          </table:table-cell>
          <table:table-cell office:value-type="string">
            <text:p>Sabarasa, Ubisoft</text:p>
          </table:table-cell>
          <table:table-cell office:value-type="string">
            <text:p>Digital Builders</text:p>
          </table:table-cell>
          <table:table-cell office:value-type="float" office:value="2008">
            <text:p>2008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Pub Darts (USA)</text:p>
          </table:table-cell>
          <table:table-cell office:value-type="string">
            <text:p>Pub Darts </text:p>
          </table:table-cell>
          <table:table-cell table:number-columns-repeated="2" office:value-type="string">
            <text:p>Big Blue Bubble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Pucca's Kisses Game (USA)</text:p>
          </table:table-cell>
          <table:table-cell office:value-type="string">
            <text:p>Pucca's Kisses Game </text:p>
          </table:table-cell>
          <table:table-cell office:value-type="string">
            <text:p>Otaboo </text:p>
          </table:table-cell>
          <table:table-cell office:value-type="string">
            <text:p>BigBen Interactive</text:p>
          </table:table-cell>
          <table:table-cell office:value-type="float" office:value="2011">
            <text:p>2011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Rabbids Lab (USA)</text:p>
          </table:table-cell>
          <table:table-cell office:value-type="string">
            <text:p>Rabbids Lab </text:p>
          </table:table-cell>
          <table:table-cell table:number-columns-repeated="2" office:value-type="string">
            <text:p>Ubisof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Racers' Islands - Crazy Arenas (USA)</text:p>
          </table:table-cell>
          <table:table-cell office:value-type="string">
            <text:p>Racers' Islands - Crazy Arenas </text:p>
          </table:table-cell>
          <table:table-cell office:value-type="string">
            <text:p>Artefacts Studio</text:p>
          </table:table-cell>
          <table:table-cell office:value-type="string">
            <text:p>Zallag</text:p>
          </table:table-cell>
          <table:table-cell office:value-type="float" office:value="2010">
            <text:p>2010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Racers' Islands - Crazy Racers (USA)</text:p>
          </table:table-cell>
          <table:table-cell office:value-type="string">
            <text:p>Racers' Islands - Crazy Racers </text:p>
          </table:table-cell>
          <table:table-cell office:value-type="string">
            <text:p>Artefacts Studio</text:p>
          </table:table-cell>
          <table:table-cell office:value-type="string">
            <text:p>Zallag</text:p>
          </table:table-cell>
          <table:table-cell office:value-type="float" office:value="2010">
            <text:p>2010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4"/>
        </table:table-row>
        <table:table-row table:style-name="ro1">
          <table:table-cell office:value-type="string">
            <text:p>Rage of the Gladiator (USA)</text:p>
          </table:table-cell>
          <table:table-cell office:value-type="string">
            <text:p>Rage of the Gladiator </text:p>
          </table:table-cell>
          <table:table-cell table:number-columns-repeated="2" office:value-type="string">
            <text:p>Ghostfire Games</text:p>
          </table:table-cell>
          <table:table-cell office:value-type="float" office:value="2010">
            <text:p>2010</text:p>
          </table:table-cell>
          <table:table-cell office:value-type="string">
            <text:p>Fighting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Rainbow Islands - Towering Adventure! (USA)</text:p>
          </table:table-cell>
          <table:table-cell office:value-type="string">
            <text:p>Rainbow Islands - Towering Adventure! </text:p>
          </table:table-cell>
          <table:table-cell office:value-type="string">
            <text:p>Taito</text:p>
          </table:table-cell>
          <table:table-cell office:value-type="string">
            <text:p>Square Enix </text:p>
          </table:table-cell>
          <table:table-cell office:value-type="float" office:value="2009">
            <text:p>2009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Raku Raku Kinen Appli Wii - Kinenka no Isha ga Oshieru Nanoka de Yamaru Hoho (Japan)</text:p>
          </table:table-cell>
          <table:table-cell office:value-type="string">
            <text:p>Raku Raku Kinen Appli Wii - Kinenka no Isha ga Oshieru Nanoka de Yamaru Hoho </text:p>
          </table:table-cell>
          <table:table-cell office:value-type="string">
            <text:p>Mayumi Abe</text:p>
          </table:table-cell>
          <table:table-cell office:value-type="string">
            <text:p>Silver Star Japan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Reel Fishing - Ocean Challenge (USA)</text:p>
          </table:table-cell>
          <table:table-cell office:value-type="string">
            <text:p>Reel Fishing - Ocean Challenge </text:p>
          </table:table-cell>
          <table:table-cell office:value-type="string">
            <text:p>Marvelous Entertainment</text:p>
          </table:table-cell>
          <table:table-cell office:value-type="string">
            <text:p>Natsume</text:p>
          </table:table-cell>
          <table:table-cell office:value-type="float" office:value="2012">
            <text:p>2012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Reel Fishing Challenge (USA)</text:p>
          </table:table-cell>
          <table:table-cell office:value-type="string">
            <text:p>Reel Fishing Challenge </text:p>
          </table:table-cell>
          <table:table-cell office:value-type="string">
            <text:p>Marvelous Entertainment</text:p>
          </table:table-cell>
          <table:table-cell office:value-type="string">
            <text:p>Natsume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Reel Fishing Challenge II (USA)</text:p>
          </table:table-cell>
          <table:table-cell office:value-type="string">
            <text:p>Reel Fishing Challenge II </text:p>
          </table:table-cell>
          <table:table-cell office:value-type="string">
            <text:p>Marvelous Entertainment</text:p>
          </table:table-cell>
          <table:table-cell office:value-type="string">
            <text:p>Natsume</text:p>
          </table:table-cell>
          <table:table-cell office:value-type="float" office:value="2010">
            <text:p>2010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Retro City Rampage (USA)</text:p>
          </table:table-cell>
          <table:table-cell office:value-type="string">
            <text:p>Retro City Rampage </text:p>
          </table:table-cell>
          <table:table-cell table:number-columns-repeated="2" office:value-type="string">
            <text:p>Vblank Entertainment Inc.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Robin Hood - The Return of Richard (USA)</text:p>
          </table:table-cell>
          <table:table-cell office:value-type="string">
            <text:p>Robin Hood - The Return of Richard </text:p>
          </table:table-cell>
          <table:table-cell table:number-columns-repeated="2" office:value-type="string">
            <text:p>Nordcurrent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2.2</text:p>
          </table:table-cell>
          <table:table-cell table:number-columns-repeated="1014"/>
        </table:table-row>
        <table:table-row table:style-name="ro1">
          <table:table-cell office:value-type="string">
            <text:p>Robocalypse - Beaver Defense (USA)</text:p>
          </table:table-cell>
          <table:table-cell office:value-type="string">
            <text:p>Robocalypse - Beaver Defense </text:p>
          </table:table-cell>
          <table:table-cell table:number-columns-repeated="2" office:value-type="string">
            <text:p>Vogster Entertainment</text:p>
          </table:table-cell>
          <table:table-cell office:value-type="float" office:value="2010">
            <text:p>2010</text:p>
          </table:table-cell>
          <table:table-cell office:value-type="string">
            <text:p>Strategy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Robox (USA)</text:p>
          </table:table-cell>
          <table:table-cell office:value-type="string">
            <text:p>Robox </text:p>
          </table:table-cell>
          <table:table-cell table:number-columns-repeated="2" office:value-type="string">
            <text:p>Dreambox Games</text:p>
          </table:table-cell>
          <table:table-cell office:value-type="float" office:value="2010">
            <text:p>2010</text:p>
          </table:table-cell>
          <table:table-cell office:value-type="string">
            <text:p>Platform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Rock N' Roll Climber (USA)</text:p>
          </table:table-cell>
          <table:table-cell office:value-type="string">
            <text:p>Rock N' Roll Climber </text:p>
          </table:table-cell>
          <table:table-cell office:value-type="string">
            <text:p>Vitei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Rubik's Puzzle Galaxy - RUSH (USA)</text:p>
          </table:table-cell>
          <table:table-cell office:value-type="string">
            <text:p>Rubik's Puzzle Galaxy - RUSH </text:p>
          </table:table-cell>
          <table:table-cell table:number-columns-repeated="2" office:value-type="string">
            <text:p>Two Tribes B.V.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Rush Rush Rally Racing (Europe)</text:p>
          </table:table-cell>
          <table:table-cell office:value-type="string">
            <text:p>Rush Rush Rally Racing </text:p>
          </table:table-cell>
          <table:table-cell office:value-type="string">
            <text:p>Redspotgames </text:p>
          </table:table-cell>
          <table:table-cell office:value-type="string">
            <text:p>Senile Team</text:p>
          </table:table-cell>
          <table:table-cell office:value-type="float" office:value="2012">
            <text:p>2012</text:p>
          </table:table-cell>
          <table:table-cell office:value-type="string">
            <text:p>Racing</text:p>
          </table:table-cell>
          <table:table-cell table:style-name="ce4"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Sandy Beach (USA)</text:p>
          </table:table-cell>
          <table:table-cell office:value-type="string">
            <text:p>Sandy Beach </text:p>
          </table:table-cell>
          <table:table-cell table:number-columns-repeated="2" office:value-type="string">
            <text:p>Konami</text:p>
          </table:table-cell>
          <table:table-cell office:value-type="float" office:value="2009">
            <text:p>2009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Save the Furries (USA)</text:p>
          </table:table-cell>
          <table:table-cell office:value-type="string">
            <text:p>Save the Furries </text:p>
          </table:table-cell>
          <table:table-cell table:number-columns-repeated="2" office:value-type="string">
            <text:p>SDP Games</text:p>
          </table:table-cell>
          <table:table-cell office:value-type="float" office:value="2012">
            <text:p>2012</text:p>
          </table:table-cell>
          <table:table-cell office:value-type="string">
            <text:p>Puzzl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ekai no Omoshiro Party Game (Japan)</text:p>
          </table:table-cell>
          <table:table-cell office:value-type="string">
            <text:p>Sekai no Omoshiro Party Game </text:p>
          </table:table-cell>
          <table:table-cell table:number-columns-repeated="2" office:value-type="string">
            <text:p>SIMS Co. Ltd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ekai no Omoshiro Party Game 2 (Japan)</text:p>
          </table:table-cell>
          <table:table-cell office:value-type="string">
            <text:p>Sekai no Omoshiro Party Game 2 </text:p>
          </table:table-cell>
          <table:table-cell table:number-columns-repeated="2" office:value-type="string">
            <text:p>SIMS Co. Ltd.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Sexy Poker (USA)</text:p>
          </table:table-cell>
          <table:table-cell office:value-type="string">
            <text:p>Sexy Poker </text:p>
          </table:table-cell>
          <table:table-cell table:number-columns-repeated="2" office:value-type="string">
            <text:p>Gameloft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table:style-name="ce4" office:value-type="string">
            <text:p>ESRB - M (Matur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ShadowPlay (USA)</text:p>
          </table:table-cell>
          <table:table-cell office:value-type="string">
            <text:p>ShadowPlay </text:p>
          </table:table-cell>
          <table:table-cell table:number-columns-repeated="2" office:value-type="string">
            <text:p>Deep Fried Entertainment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Shikakui Atama wo Maru Kusuru - Mainichi Minna no Challenge Hen (Japan)</text:p>
          </table:table-cell>
          <table:table-cell office:value-type="string">
            <text:p>Shikakui Atama wo Maru Kusuru - Mainichi Minna no Challenge Hen </text:p>
          </table:table-cell>
          <table:table-cell office:value-type="string">
            <text:p>Nichinoken</text:p>
          </table:table-cell>
          <table:table-cell office:value-type="string">
            <text:p>IE Institute Co. Ltd.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6</text:p>
          </table:table-cell>
          <table:table-cell table:number-columns-repeated="1014"/>
        </table:table-row>
        <table:table-row table:style-name="ro1">
          <table:table-cell office:value-type="string">
            <text:p>Shootanto - Evolutionary Mayhem (USA)</text:p>
          </table:table-cell>
          <table:table-cell office:value-type="string">
            <text:p>Shootanto - Evolutionary Mayhem </text:p>
          </table:table-cell>
          <table:table-cell office:value-type="string">
            <text:p>Grand Prix Games</text:p>
          </table:table-cell>
          <table:table-cell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Silver Star Chess (USA)</text:p>
          </table:table-cell>
          <table:table-cell office:value-type="string">
            <text:p>Silver Star Chess </text:p>
          </table:table-cell>
          <table:table-cell office:value-type="string">
            <text:p>Silver Star Japan</text:p>
          </table:table-cell>
          <table:table-cell office:value-type="string">
            <text:p>Electronic Arts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Silver Star Reversi (USA)</text:p>
          </table:table-cell>
          <table:table-cell office:value-type="string">
            <text:p>Silver Star Reversi </text:p>
          </table:table-cell>
          <table:table-cell office:value-type="string">
            <text:p>Silver Star Japan</text:p>
          </table:table-cell>
          <table:table-cell office:value-type="string">
            <text:p>Electronic Arts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Simple Series Vol. 1 - The Block Kuzushi neo (Japan)</text:p>
          </table:table-cell>
          <table:table-cell office:value-type="string">
            <text:p>Simple Series Vol. 1 - The Block Kuzushi neo </text:p>
          </table:table-cell>
          <table:table-cell office:value-type="string">
            <text:p>Tam Soft</text:p>
          </table:table-cell>
          <table:table-cell office:value-type="string">
            <text:p>D3 Publisher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imple Series Vol. 2 - The Number Puzzle neo (Japan)</text:p>
          </table:table-cell>
          <table:table-cell office:value-type="string">
            <text:p>Simple Series Vol. 2 - The Number Puzzle neo </text:p>
          </table:table-cell>
          <table:table-cell office:value-type="string">
            <text:p>Tam Soft</text:p>
          </table:table-cell>
          <table:table-cell office:value-type="string">
            <text:p>D3 Publisher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Simple Series Vol. 3 - The Mahjong (Japan)</text:p>
          </table:table-cell>
          <table:table-cell office:value-type="string">
            <text:p>Simple Series Vol. 3 - The Mahjong </text:p>
          </table:table-cell>
          <table:table-cell office:value-type="string">
            <text:p>Tam Soft</text:p>
          </table:table-cell>
          <table:table-cell office:value-type="string">
            <text:p>D3 Publisher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imple Series Vol. 4 - The Misshitsu kara no Dasshutsu (Japan)</text:p>
          </table:table-cell>
          <table:table-cell office:value-type="string">
            <text:p>Simple Series Vol. 4 - The Misshitsu kara no Dasshutsu </text:p>
          </table:table-cell>
          <table:table-cell office:value-type="string">
            <text:p>Intense</text:p>
          </table:table-cell>
          <table:table-cell office:value-type="string">
            <text:p>D3 Publisher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Simple Series Vol. 5 - The Judo (Japan)</text:p>
          </table:table-cell>
          <table:table-cell office:value-type="string">
            <text:p>Simple Series Vol. 5 - The Judo </text:p>
          </table:table-cell>
          <table:table-cell office:value-type="string">
            <text:p>Tam Soft</text:p>
          </table:table-cell>
          <table:table-cell office:value-type="string">
            <text:p>D3 Publisher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Snail Mail (USA)</text:p>
          </table:table-cell>
          <table:table-cell office:value-type="string">
            <text:p>Snail Mail </text:p>
          </table:table-cell>
          <table:table-cell table:number-columns-repeated="2" office:value-type="string">
            <text:p>Sandlot Games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neezies (USA)</text:p>
          </table:table-cell>
          <table:table-cell office:value-type="string">
            <text:p>Sneezies </text:p>
          </table:table-cell>
          <table:table-cell table:number-columns-repeated="2" office:value-type="string">
            <text:p>Chillingo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Snowboard Riot (USA)</text:p>
          </table:table-cell>
          <table:table-cell office:value-type="string">
            <text:p>Snowboard Riot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Snowpack Park (USA)</text:p>
          </table:table-cell>
          <table:table-cell office:value-type="string">
            <text:p>Snowpack Park </text:p>
          </table:table-cell>
          <table:table-cell table:number-columns-repeated="2"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Soccer Bashi (USA)</text:p>
          </table:table-cell>
          <table:table-cell office:value-type="string">
            <text:p>Soccer Bashi </text:p>
          </table:table-cell>
          <table:table-cell table:number-columns-repeated="2" office:value-type="string">
            <text:p>Icon Games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3</text:p>
          </table:table-cell>
          <table:table-cell table:number-columns-repeated="1014"/>
        </table:table-row>
        <table:table-row table:style-name="ro1">
          <table:table-cell office:value-type="string">
            <text:p>Soccer Up! (USA)</text:p>
          </table:table-cell>
          <table:table-cell office:value-type="string">
            <text:p>Soccer Up! </text:p>
          </table:table-cell>
          <table:table-cell table:number-columns-repeated="2" office:value-type="string">
            <text:p>EnjoyUp Games</text:p>
          </table:table-cell>
          <table:table-cell office:value-type="float" office:value="2011">
            <text:p>2011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Solitaire (Europe)</text:p>
          </table:table-cell>
          <table:table-cell office:value-type="string">
            <text:p>Solitaire </text:p>
          </table:table-cell>
          <table:table-cell office:value-type="string">
            <text:p>GameOn</text:p>
          </table:table-cell>
          <table:table-cell office:value-type="string">
            <text:p>Cosmigo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Sonic the Hedgehog 4 - Episode I (USA)</text:p>
          </table:table-cell>
          <table:table-cell office:value-type="string">
            <text:p>Sonic the Hedgehog 4 - Episode I </text:p>
          </table:table-cell>
          <table:table-cell office:value-type="string">
            <text:p>Sonic Team &amp; Dimps</text:p>
          </table:table-cell>
          <table:table-cell office:value-type="string">
            <text:p>Sega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Sorcery Blade (Japan)</text:p>
          </table:table-cell>
          <table:table-cell office:value-type="string">
            <text:p>Sorcery Blade </text:p>
          </table:table-cell>
          <table:table-cell table:number-columns-repeated="2" office:value-type="string">
            <text:p>Kemco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Space Invaders Get Even (USA)</text:p>
          </table:table-cell>
          <table:table-cell office:value-type="string">
            <text:p>Space Invaders Get Even </text:p>
          </table:table-cell>
          <table:table-cell table:style-name="Default" office:value-type="string">
            <text:p>Taito </text:p>
          </table:table-cell>
          <table:table-cell office:value-type="string">
            <text:p>Square Enix </text:p>
          </table:table-cell>
          <table:table-cell office:value-type="float" office:value="2008">
            <text:p>2008</text:p>
          </table:table-cell>
          <table:table-cell office:value-type="string">
            <text:p>Shooter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Space Trek (USA)</text:p>
          </table:table-cell>
          <table:table-cell office:value-type="string">
            <text:p>Space Trek </text:p>
          </table:table-cell>
          <table:table-cell table:number-columns-repeated="2" office:value-type="string">
            <text:p>Calari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Spaceball Revolution (USA)</text:p>
          </table:table-cell>
          <table:table-cell office:value-type="string">
            <text:p>Spaceball Revolution </text:p>
          </table:table-cell>
          <table:table-cell table:number-columns-repeated="2" office:value-type="string">
            <text:p>Virtual Toys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SPOGS Racing (USA)</text:p>
          </table:table-cell>
          <table:table-cell office:value-type="string">
            <text:p>SPOGS Racing </text:p>
          </table:table-cell>
          <table:table-cell table:number-columns-repeated="2" office:value-type="string">
            <text:p>D2C Games</text:p>
          </table:table-cell>
          <table:table-cell office:value-type="float" office:value="2008">
            <text:p>2008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7</text:p>
          </table:table-cell>
          <table:table-cell table:number-columns-repeated="1014"/>
        </table:table-row>
        <table:table-row table:style-name="ro1">
          <table:table-cell office:value-type="string">
            <text:p>Spot the Differences! (USA)</text:p>
          </table:table-cell>
          <table:table-cell office:value-type="string">
            <text:p>Spot the Differences! </text:p>
          </table:table-cell>
          <table:table-cell table:number-columns-repeated="2" office:value-type="string">
            <text:p>Sanuk Games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Star Soldier R (USA)</text:p>
          </table:table-cell>
          <table:table-cell office:value-type="string">
            <text:p>Star Soldier R </text:p>
          </table:table-cell>
          <table:table-cell table:number-columns-repeated="2" office:value-type="string">
            <text:p>Hudson Soft</text:p>
          </table:table-cell>
          <table:table-cell office:value-type="float" office:value="2008">
            <text:p>2008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Step Up! (USA)</text:p>
          </table:table-cell>
          <table:table-cell office:value-type="string">
            <text:p>Step Up! </text:p>
          </table:table-cell>
          <table:table-cell table:number-columns-repeated="2" office:value-type="string">
            <text:p>GolemLabs &amp; Zoozen</text:p>
          </table:table-cell>
          <table:table-cell office:value-type="float" office:value="2011">
            <text:p>2011</text:p>
          </table:table-cell>
          <table:table-cell office:value-type="string">
            <text:p>Fitness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tonekeep - Bones of the Ancestors (USA)</text:p>
          </table:table-cell>
          <table:table-cell office:value-type="string">
            <text:p>Stonekeep - Bones of the Ancestors </text:p>
          </table:table-cell>
          <table:table-cell office:value-type="string">
            <text:p>Alpine Studios</text:p>
          </table:table-cell>
          <table:table-cell office:value-type="string">
            <text:p>Interplay</text:p>
          </table:table-cell>
          <table:table-cell office:value-type="float" office:value="2012">
            <text:p>2012</text:p>
          </table:table-cell>
          <table:table-cell office:value-type="string">
            <text:p>RPG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4"/>
        </table:table-row>
        <table:table-row table:style-name="ro1">
          <table:table-cell office:value-type="string">
            <text:p>Stop Stress - A Day of Fury (USA)</text:p>
          </table:table-cell>
          <table:table-cell office:value-type="string">
            <text:p>Stop Stress - A Day of Fury </text:p>
          </table:table-cell>
          <table:table-cell office:value-type="string">
            <text:p>JungleLand Games </text:p>
          </table:table-cell>
          <table:table-cell office:value-type="string">
            <text:p>Abyligh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Strong Bad's Cool Game for Attractive People - Episode 1 - Homestar Ruiner (USA)</text:p>
          </table:table-cell>
          <table:table-cell office:value-type="string">
            <text:p>Strong Bad's Cool Game for Attractive People - Episode 1 - Homestar Ruiner </text:p>
          </table:table-cell>
          <table:table-cell table:number-columns-repeated="2" office:value-type="string">
            <text:p>Telltale Games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Strong Bad's Cool Game for Attractive People - Episode 2 - Strong Badia the Free (USA)</text:p>
          </table:table-cell>
          <table:table-cell office:value-type="string">
            <text:p>Strong Bad's Cool Game for Attractive People - Episode 2 - Strong Badia the Free </text:p>
          </table:table-cell>
          <table:table-cell table:number-columns-repeated="2" office:value-type="string">
            <text:p>Telltale Games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Strong Bad's Cool Game for Attractive People - Episode 3 - Baddest of the Bands (USA)</text:p>
          </table:table-cell>
          <table:table-cell office:value-type="string">
            <text:p>Strong Bad's Cool Game for Attractive People - Episode 3 - Baddest of the Bands </text:p>
          </table:table-cell>
          <table:table-cell table:number-columns-repeated="2" office:value-type="string">
            <text:p>Telltale Games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Strong Bad's Cool Game for Attractive People - Episode 4 - Dangeresque 3 - The Criminal Projective (USA)</text:p>
          </table:table-cell>
          <table:table-cell office:value-type="string">
            <text:p>Strong Bad's Cool Game for Attractive People - Episode 4 - Dangeresque 3 - The Criminal Projective </text:p>
          </table:table-cell>
          <table:table-cell table:number-columns-repeated="2" office:value-type="string">
            <text:p>Telltale Games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Strong Bad's Cool Game for Attractive People - Episode 5 - 8-Bit Is Enough (USA)</text:p>
          </table:table-cell>
          <table:table-cell office:value-type="string">
            <text:p>Strong Bad's Cool Game for Attractive People - Episode 5 - 8-Bit Is Enough </text:p>
          </table:table-cell>
          <table:table-cell table:number-columns-repeated="2" office:value-type="string">
            <text:p>Telltale Games</text:p>
          </table:table-cell>
          <table:table-cell office:value-type="float" office:value="2008">
            <text:p>2008</text:p>
          </table:table-cell>
          <table:table-cell office:value-type="string">
            <text:p>Adventure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Stunt Cars (USA)</text:p>
          </table:table-cell>
          <table:table-cell office:value-type="string">
            <text:p>Stunt Cars </text:p>
          </table:table-cell>
          <table:table-cell table:number-columns-repeated="2" office:value-type="string">
            <text:p>Icon Games</text:p>
          </table:table-cell>
          <table:table-cell office:value-type="float" office:value="2009">
            <text:p>2009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Sudoku Challenge! (USA)</text:p>
          </table:table-cell>
          <table:table-cell office:value-type="string">
            <text:p>Sudoku Challenge! </text:p>
          </table:table-cell>
          <table:table-cell table:number-columns-repeated="2" office:value-type="string">
            <text:p>Digital Leisure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Sugarbunnies Wii - Youkoso Bunnies Field-e (Japan)</text:p>
          </table:table-cell>
          <table:table-cell office:value-type="string">
            <text:p>Sugarbunnies Wii - Youkoso Bunnies Field-e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Sugu Suro Duo - New Pulsar R&amp;V (Japan)</text:p>
          </table:table-cell>
          <table:table-cell office:value-type="string">
            <text:p>Sugu Suro Duo - New Pulsar R&amp;V </text:p>
          </table:table-cell>
          <table:table-cell table:number-columns-repeated="2" office:value-type="string">
            <text:p>Yamasa Entertainment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Swords &amp; Soldiers (USA)</text:p>
          </table:table-cell>
          <table:table-cell office:value-type="string">
            <text:p>Swords &amp; Soldiers </text:p>
          </table:table-cell>
          <table:table-cell table:number-columns-repeated="2" office:value-type="string">
            <text:p>Ronimo Games</text:p>
          </table:table-cell>
          <table:table-cell office:value-type="float" office:value="2009">
            <text:p>2009</text:p>
          </table:table-cell>
          <table:table-cell office:value-type="string">
            <text:p>Strategy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Tales of Bearsworth Manor, The - Chaotic Conflicts (USA)</text:p>
          </table:table-cell>
          <table:table-cell office:value-type="string">
            <text:p>Tales of Bearsworth Manor, The - Chaotic Conflicts </text:p>
          </table:table-cell>
          <table:table-cell table:number-columns-repeated="2" office:value-type="string">
            <text:p>Square Enix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Tales of Bearsworth Manor, The - Puzzling Pages (USA)</text:p>
          </table:table-cell>
          <table:table-cell office:value-type="string">
            <text:p>Tales of Bearsworth Manor, The - Puzzling Pages </text:p>
          </table:table-cell>
          <table:table-cell table:number-columns-repeated="2" office:value-type="string">
            <text:p>Square Enix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Tales of Elastic Boy - Mission 1 (USA)</text:p>
          </table:table-cell>
          <table:table-cell office:value-type="string">
            <text:p>Tales of Elastic Boy - Mission 1 </text:p>
          </table:table-cell>
          <table:table-cell table:number-columns-repeated="2" office:value-type="string">
            <text:p>Lexis Numerique</text:p>
          </table:table-cell>
          <table:table-cell office:value-type="float" office:value="2010">
            <text:p>2010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ales of Monkey Island - Chapter 1 - Launch of the Screaming Narwhal (USA)</text:p>
          </table:table-cell>
          <table:table-cell office:value-type="string">
            <text:p>Tales of Monkey Island - Chapter 1 - Launch of the Screaming Narwhal </text:p>
          </table:table-cell>
          <table:table-cell table:number-columns-repeated="2" office:value-type="string">
            <text:p>Telltale Game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Tales of Monkey Island - Chapter 2 - The Siege of Spinner Cay (USA)</text:p>
          </table:table-cell>
          <table:table-cell office:value-type="string">
            <text:p>Tales of Monkey Island - Chapter 2 - The Siege of Spinner Cay </text:p>
          </table:table-cell>
          <table:table-cell table:number-columns-repeated="2" office:value-type="string">
            <text:p>Telltale Games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Tales of Monkey Island - Chapter 3 - Lair of the Leviathan (USA)</text:p>
          </table:table-cell>
          <table:table-cell office:value-type="string">
            <text:p>Tales of Monkey Island - Chapter 3 - Lair of the Leviathan </text:p>
          </table:table-cell>
          <table:table-cell table:number-columns-repeated="2" office:value-type="string">
            <text:p>Telltale Games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Tales of Monkey Island - Chapter 4 - The Trial and Execution of Guybrush Threepwood (USA)</text:p>
          </table:table-cell>
          <table:table-cell office:value-type="string">
            <text:p>Tales of Monkey Island - Chapter 4 - The Trial and Execution of Guybrush Threepwood </text:p>
          </table:table-cell>
          <table:table-cell table:number-columns-repeated="2" office:value-type="string">
            <text:p>Telltale Games</text:p>
          </table:table-cell>
          <table:table-cell office:value-type="float" office:value="2009">
            <text:p>2009</text:p>
          </table:table-cell>
          <table:table-cell office:value-type="string">
            <text:p>Adventur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Tales of Monkey Island - Chapter 5 - Rise of the Pirate God (USA)</text:p>
          </table:table-cell>
          <table:table-cell office:value-type="string">
            <text:p>Tales of Monkey Island - Chapter 5 - Rise of the Pirate God </text:p>
          </table:table-cell>
          <table:table-cell table:number-columns-repeated="2" office:value-type="string">
            <text:p>Telltale Games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Target Toss Pro - Bags (USA)</text:p>
          </table:table-cell>
          <table:table-cell office:value-type="string">
            <text:p>Target Toss Pro - Bags </text:p>
          </table:table-cell>
          <table:table-cell table:number-columns-repeated="2" office:value-type="string">
            <text:p>Incredible Technologies</text:p>
          </table:table-cell>
          <table:table-cell office:value-type="float" office:value="2008">
            <text:p>2008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16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Target Toss Pro - Lawn Darts (USA)</text:p>
          </table:table-cell>
          <table:table-cell office:value-type="string">
            <text:p>Target Toss Pro - Lawn Darts </text:p>
          </table:table-cell>
          <table:table-cell table:number-columns-repeated="2" office:value-type="string">
            <text:p>Incredible Technologie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16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Tenshi no Solitaire (Japan)</text:p>
          </table:table-cell>
          <table:table-cell office:value-type="string">
            <text:p>Tenshi no Solitaire </text:p>
          </table:table-cell>
          <table:table-cell table:number-columns-repeated="2" office:value-type="string">
            <text:p>G-Mode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Tetris Party (USA)</text:p>
          </table:table-cell>
          <table:table-cell office:value-type="string">
            <text:p>Tetris Party </text:p>
          </table:table-cell>
          <table:table-cell table:number-columns-repeated="2" office:value-type="string">
            <text:p>Tetris Online, Inc. 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Texas Hold'em Poker (USA)</text:p>
          </table:table-cell>
          <table:table-cell office:value-type="string">
            <text:p>Texas Hold'em Poker </text:p>
          </table:table-cell>
          <table:table-cell table:number-columns-repeated="2" office:value-type="string">
            <text:p>Gameloft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office:value-type="string">
            <text:p>ESRB - E (Everyone)</text:p>
          </table:table-cell>
          <table:table-cell office:value-type="string">
            <text:p>1-5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Texas Hold'em Tournament (USA)</text:p>
          </table:table-cell>
          <table:table-cell office:value-type="string">
            <text:p>Texas Hold'em Tournament </text:p>
          </table:table-cell>
          <table:table-cell table:number-columns-repeated="2" office:value-type="string">
            <text:p>Digital Leisure</text:p>
          </table:table-cell>
          <table:table-cell office:value-type="float" office:value="2009">
            <text:p>2009</text:p>
          </table:table-cell>
          <table:table-cell office:value-type="string">
            <text:p>Simulation</text:p>
          </table:table-cell>
          <table:table-cell table:style-name="ce4" office:value-type="string">
            <text:p>ESRB - T (Teen)</text:p>
          </table:table-cell>
          <table:table-cell office:value-type="string">
            <text:p>1-5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Three Musketeers, The - One For All (USA)</text:p>
          </table:table-cell>
          <table:table-cell office:value-type="string">
            <text:p>Three Musketeers, The - One For All </text:p>
          </table:table-cell>
          <table:table-cell table:number-columns-repeated="2" office:value-type="string">
            <text:p>Legendo Entertainment</text:p>
          </table:table-cell>
          <table:table-cell office:value-type="float" office:value="2009">
            <text:p>2009</text:p>
          </table:table-cell>
          <table:table-cell office:value-type="string">
            <text:p>Platformer</text:p>
          </table:table-cell>
          <table:table-cell table:style-name="ce4" office:value-type="string">
            <text:p>ESRB - K-A (Kids to Adults)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ThruSpace (USA)</text:p>
          </table:table-cell>
          <table:table-cell office:value-type="string">
            <text:p>ThruSpace </text:p>
          </table:table-cell>
          <table:table-cell office:value-type="string">
            <text:p>Keys Factory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ikiTowers (USA)</text:p>
          </table:table-cell>
          <table:table-cell office:value-type="string">
            <text:p>TikiTowers </text:p>
          </table:table-cell>
          <table:table-cell table:number-columns-repeated="2" office:value-type="string">
            <text:p>RealNetworks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TNT Racers (USA)</text:p>
          </table:table-cell>
          <table:table-cell office:value-type="string">
            <text:p>TNT Racers </text:p>
          </table:table-cell>
          <table:table-cell table:number-columns-repeated="2" office:value-type="string">
            <text:p>dtp Entertainment</text:p>
          </table:table-cell>
          <table:table-cell office:value-type="float" office:value="2012">
            <text:p>2012</text:p>
          </table:table-cell>
          <table:table-cell office:value-type="string">
            <text:p>Racing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Toki Tori (USA)</text:p>
          </table:table-cell>
          <table:table-cell office:value-type="string">
            <text:p>Toki Tori </text:p>
          </table:table-cell>
          <table:table-cell table:number-columns-repeated="2" office:value-type="string">
            <text:p>Two Tribes B.V.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Tokyo City Nights (Japan)</text:p>
          </table:table-cell>
          <table:table-cell office:value-type="string">
            <text:p>Tokyo City Nights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omena Sanner (USA)</text:p>
          </table:table-cell>
          <table:table-cell office:value-type="string">
            <text:p>Tomena Sanner </text:p>
          </table:table-cell>
          <table:table-cell table:number-columns-repeated="2" office:value-type="string">
            <text:p>Konami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Tomy Car Drive Shutsudou! Kinkyuu Sharyou Hen (Japan)</text:p>
          </table:table-cell>
          <table:table-cell office:value-type="string">
            <text:p>Tomy Car Drive Shutsudou! Kinkyuu Sharyou Hen </text:p>
          </table:table-cell>
          <table:table-cell table:number-columns-repeated="2" office:value-type="string">
            <text:p>Takara Tomy</text:p>
          </table:table-cell>
          <table:table-cell office:value-type="float" office:value="2009">
            <text:p>2009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Toribash (USA)</text:p>
          </table:table-cell>
          <table:table-cell office:value-type="string">
            <text:p>Toribash </text:p>
          </table:table-cell>
          <table:table-cell table:number-columns-repeated="2" office:value-type="string">
            <text:p>Nabi Studios</text:p>
          </table:table-cell>
          <table:table-cell office:value-type="float" office:value="2010">
            <text:p>2010</text:p>
          </table:table-cell>
          <table:table-cell office:value-type="string">
            <text:p>Fighting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Trenches Generals (USA)</text:p>
          </table:table-cell>
          <table:table-cell office:value-type="string">
            <text:p>Trenches Generals </text:p>
          </table:table-cell>
          <table:table-cell table:number-columns-repeated="2" office:value-type="string">
            <text:p>Fishing Cactus</text:p>
          </table:table-cell>
          <table:table-cell office:value-type="float" office:value="2011">
            <text:p>2011</text:p>
          </table:table-cell>
          <table:table-cell office:value-type="string">
            <text:p>Strategy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2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Triple Jumping Sports (USA)</text:p>
          </table:table-cell>
          <table:table-cell office:value-type="string">
            <text:p>Triple Jumping Sports </text:p>
          </table:table-cell>
          <table:table-cell table:number-columns-repeated="2" office:value-type="string">
            <text:p>The Code Monkey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Triple Running Sports (USA)</text:p>
          </table:table-cell>
          <table:table-cell office:value-type="string">
            <text:p>Triple Running Sports </text:p>
          </table:table-cell>
          <table:table-cell table:number-columns-repeated="2" office:value-type="string">
            <text:p>The Code Monkey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>
            <text:p>Triple Shot Sports (USA)</text:p>
          </table:table-cell>
          <table:table-cell office:value-type="string">
            <text:p>Triple Shot Sports </text:p>
          </table:table-cell>
          <table:table-cell table:number-columns-repeated="2" office:value-type="string">
            <text:p>The Code Monkey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riple Throwing Sports (USA)</text:p>
          </table:table-cell>
          <table:table-cell office:value-type="string">
            <text:p>Triple Throwing Sports </text:p>
          </table:table-cell>
          <table:table-cell table:number-columns-repeated="2" office:value-type="string">
            <text:p>The Code Monkey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3</text:p>
          </table:table-cell>
          <table:table-cell table:number-columns-repeated="1014"/>
        </table:table-row>
        <table:table-row table:style-name="ro1">
          <table:table-cell office:value-type="string">
            <text:p>Tsuushin Taikyoku - Hayazashi Shogi Sandan (Japan)</text:p>
          </table:table-cell>
          <table:table-cell office:value-type="string">
            <text:p>Tsuushin Taikyoku - Hayazashi Shogi Sandan </text:p>
          </table:table-cell>
          <table:table-cell table:number-columns-repeated="2"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9</text:p>
          </table:table-cell>
          <table:table-cell table:number-columns-repeated="1014"/>
        </table:table-row>
        <table:table-row table:style-name="ro1">
          <table:table-cell office:value-type="string">
            <text:p>Tsuushin Taikyoku - Igo Dojo 2700-Mon (Japan)</text:p>
          </table:table-cell>
          <table:table-cell office:value-type="string">
            <text:p>Tsuushin Taikyoku - Igo Dojo 2700-Mon </text:p>
          </table:table-cell>
          <table:table-cell table:number-columns-repeated="2"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suushin Taikyoku - World Chess (Japan)</text:p>
          </table:table-cell>
          <table:table-cell office:value-type="string">
            <text:p>Tsuushin Taikyoku - World Chess </text:p>
          </table:table-cell>
          <table:table-cell table:number-columns-repeated="2"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Tumblebugs 2 (USA)</text:p>
          </table:table-cell>
          <table:table-cell office:value-type="string">
            <text:p>Tumblebugs 2 </text:p>
          </table:table-cell>
          <table:table-cell office:value-type="string">
            <text:p>Wildfire Studios</text:p>
          </table:table-cell>
          <table:table-cell office:value-type="string">
            <text:p>Gameshastra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V Show King (USA) (v256)</text:p>
          </table:table-cell>
          <table:table-cell office:value-type="string">
            <text:p>TV Show King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Board Gam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TV Show King 2 (USA)</text:p>
          </table:table-cell>
          <table:table-cell office:value-type="string">
            <text:p>TV Show King 2 </text:p>
          </table:table-cell>
          <table:table-cell table:number-columns-repeated="2" office:value-type="string">
            <text:p>Gameloft</text:p>
          </table:table-cell>
          <table:table-cell office:value-type="float" office:value="2009">
            <text:p>2009</text:p>
          </table:table-cell>
          <table:table-cell office:value-type="string">
            <text:p>Board Gam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Ubongo (USA)</text:p>
          </table:table-cell>
          <table:table-cell office:value-type="string">
            <text:p>Ubongo </text:p>
          </table:table-cell>
          <table:table-cell table:number-columns-repeated="2" office:value-type="string">
            <text:p>Korner Entertainment</text:p>
          </table:table-cell>
          <table:table-cell office:value-type="float" office:value="2011">
            <text:p>2011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UNO (USA)</text:p>
          </table:table-cell>
          <table:table-cell office:value-type="string">
            <text:p>UNO </text:p>
          </table:table-cell>
          <table:table-cell table:number-columns-repeated="2" office:value-type="string">
            <text:p>Gameloft</text:p>
          </table:table-cell>
          <table:table-cell office:value-type="float" office:value="2010">
            <text:p>2010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6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Unou Kids - Okigaru Unou Training (Japan)</text:p>
          </table:table-cell>
          <table:table-cell office:value-type="string">
            <text:p>Unou Kids - Okigaru Unou Training </text:p>
          </table:table-cell>
          <table:table-cell table:number-columns-repeated="2" office:value-type="string">
            <text:p>IE Institute Co. Ltd.</text:p>
          </table:table-cell>
          <table:table-cell office:value-type="float" office:value="2009">
            <text:p>2009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Urbanix (USA)</text:p>
          </table:table-cell>
          <table:table-cell office:value-type="string">
            <text:p>Urbanix </text:p>
          </table:table-cell>
          <table:table-cell table:number-columns-repeated="2" office:value-type="string">
            <text:p>Nordcurrent</text:p>
          </table:table-cell>
          <table:table-cell office:value-type="float" office:value="2011">
            <text:p>2011</text:p>
          </table:table-cell>
          <table:table-cell office:value-type="string">
            <text:p>Arcad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1</text:p>
          </table:table-cell>
          <table:table-cell table:number-columns-repeated="1014"/>
        </table:table-row>
        <table:table-row table:style-name="ro1">
          <table:table-cell office:value-type="string">
            <text:p>V.I.P. Casino - Blackjack (USA)</text:p>
          </table:table-cell>
          <table:table-cell office:value-type="string">
            <text:p>V.I.P. Casino - Blackjack </text:p>
          </table:table-cell>
          <table:table-cell table:number-columns-repeated="2" office:value-type="string">
            <text:p>High Voltage Software</text:p>
          </table:table-cell>
          <table:table-cell office:value-type="float" office:value="2008">
            <text:p>2008</text:p>
          </table:table-cell>
          <table:table-cell office:value-type="string">
            <text:p>Board Game</text:p>
          </table:table-cell>
          <table:table-cell table:style-name="ce4" office:value-type="string">
            <text:p>ESRB - T (Teen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Vampire Crystals (USA)</text:p>
          </table:table-cell>
          <table:table-cell office:value-type="string">
            <text:p>Vampire Crystals </text:p>
          </table:table-cell>
          <table:table-cell table:number-columns-repeated="2" office:value-type="string">
            <text:p>Shanblue Interactive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Violin Paradise (USA)</text:p>
          </table:table-cell>
          <table:table-cell office:value-type="string">
            <text:p>Violin Paradise </text:p>
          </table:table-cell>
          <table:table-cell table:number-columns-repeated="2" office:value-type="string">
            <text:p>Keystone Game Studio</text:p>
          </table:table-cell>
          <table:table-cell office:value-type="float" office:value="2010">
            <text:p>2010</text:p>
          </table:table-cell>
          <table:table-cell office:value-type="string">
            <text:p>Music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4"/>
        </table:table-row>
        <table:table-row table:style-name="ro1">
          <table:table-cell office:value-type="string">
            <text:p>Viral Survival (USA)</text:p>
          </table:table-cell>
          <table:table-cell office:value-type="string">
            <text:p>Viral Survival </text:p>
          </table:table-cell>
          <table:table-cell office:value-type="string">
            <text:p>Peakvox</text:p>
          </table:table-cell>
          <table:table-cell office:value-type="string">
            <text:p>Nippon Ichi Software, 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4"/>
        </table:table-row>
        <table:table-row table:style-name="ro1">
          <table:table-cell office:value-type="string">
            <text:p>Voodoo Dice (USA)</text:p>
          </table:table-cell>
          <table:table-cell office:value-type="string">
            <text:p>Voodoo Dice </text:p>
          </table:table-cell>
          <table:table-cell office:value-type="string">
            <text:p>Exkee</text:p>
          </table:table-cell>
          <table:table-cell office:value-type="string">
            <text:p>Ubisoft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1.8</text:p>
          </table:table-cell>
          <table:table-cell table:number-columns-repeated="1014"/>
        </table:table-row>
        <table:table-row table:style-name="ro1">
          <table:table-cell office:value-type="string">
            <text:p>WarioWare D.I.Y. Showcase (USA)</text:p>
          </table:table-cell>
          <table:table-cell office:value-type="string">
            <text:p>WarioWare D.I.Y. Showcase </text:p>
          </table:table-cell>
          <table:table-cell office:value-type="string">
            <text:p>Intelligent Systems</text:p>
          </table:table-cell>
          <table:table-cell office:value-type="string">
            <text:p>Nintendo</text:p>
          </table:table-cell>
          <table:table-cell office:value-type="float" office:value="2010">
            <text:p>2010</text:p>
          </table:table-cell>
          <table:table-cell office:value-type="string">
            <text:p>Other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4"/>
        </table:table-row>
        <table:table-row table:style-name="ro1">
          <table:table-cell office:value-type="string">
            <text:p>WarMen Tactics (USA)</text:p>
          </table:table-cell>
          <table:table-cell office:value-type="string">
            <text:p>WarMen Tactics </text:p>
          </table:table-cell>
          <table:table-cell table:number-columns-repeated="2" office:value-type="string">
            <text:p>Calaris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table:style-name="ce4" office:value-type="string">
            <text:p>ESRB - T (Teen)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4"/>
        </table:table-row>
        <table:table-row table:style-name="ro1">
          <table:table-cell office:value-type="string">
            <text:p>Water Warfare (USA)</text:p>
          </table:table-cell>
          <table:table-cell office:value-type="string">
            <text:p>Water Warfare </text:p>
          </table:table-cell>
          <table:table-cell table:number-columns-repeated="2" office:value-type="string">
            <text:p>Hudson Soft</text:p>
          </table:table-cell>
          <table:table-cell office:value-type="float" office:value="2009">
            <text:p>2009</text:p>
          </table:table-cell>
          <table:table-cell office:value-type="string">
            <text:p>Shooter</text:p>
          </table:table-cell>
          <table:table-cell office:value-type="string">
            <text:p>ESRB - E (Everyone)</text:p>
          </table:table-cell>
          <table:table-cell office:value-type="string">
            <text:p>1-8 Players</text:p>
          </table:table-cell>
          <table:table-cell office:value-type="string">
            <text:p>3.8</text:p>
          </table:table-cell>
          <table:table-cell table:number-columns-repeated="1014"/>
        </table:table-row>
        <table:table-row table:style-name="ro1">
          <table:table-cell office:value-type="string">
            <text:p>Where's Wally - Fantastic Journey 1 (Europe)</text:p>
          </table:table-cell>
          <table:table-cell office:value-type="string">
            <text:p>Where's Wally - Fantastic Journey 1 </text:p>
          </table:table-cell>
          <table:table-cell office:value-type="string">
            <text:p>Ludia</text:p>
          </table:table-cell>
          <table:table-cell office:value-type="string">
            <text:p>Ubi Soft Entertainment</text:p>
          </table:table-cell>
          <table:table-cell office:value-type="float" office:value="2011">
            <text:p>2011</text:p>
          </table:table-cell>
          <table:table-cell office:value-type="string">
            <text:p>Relaxa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Where's Wally - Fantastic Journey 2 (Europe)</text:p>
          </table:table-cell>
          <table:table-cell office:value-type="string">
            <text:p>Where's Wally - Fantastic Journey 2 </text:p>
          </table:table-cell>
          <table:table-cell office:value-type="string">
            <text:p>Ludia</text:p>
          </table:table-cell>
          <table:table-cell office:value-type="string">
            <text:p>Ubi Soft Entertainment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7</text:p>
          </table:table-cell>
          <table:table-cell table:number-columns-repeated="1014"/>
        </table:table-row>
        <table:table-row table:style-name="ro1">
          <table:table-cell office:value-type="string">
            <text:p>Where's Wally - Fantastic Journey 3 (Europe)</text:p>
          </table:table-cell>
          <table:table-cell office:value-type="string">
            <text:p>Where's Wally - Fantastic Journey 3 </text:p>
          </table:table-cell>
          <table:table-cell office:value-type="string">
            <text:p>Ludia</text:p>
          </table:table-cell>
          <table:table-cell office:value-type="string">
            <text:p>Ubi Soft Entertainment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Wild West Guns (USA)</text:p>
          </table:table-cell>
          <table:table-cell office:value-type="string">
            <text:p>Wild West Guns </text:p>
          </table:table-cell>
          <table:table-cell table:number-columns-repeated="2" office:value-type="string">
            <text:p>Gameloft</text:p>
          </table:table-cell>
          <table:table-cell office:value-type="float" office:value="2008">
            <text:p>2008</text:p>
          </table:table-cell>
          <table:table-cell office:value-type="string">
            <text:p>Arcade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Will of Dr. Frankenstein, The (Europe)</text:p>
          </table:table-cell>
          <table:table-cell office:value-type="string">
            <text:p>Will of Dr. Frankenstein, The </text:p>
          </table:table-cell>
          <table:table-cell office:value-type="string">
            <text:p>Visual Impact </text:p>
          </table:table-cell>
          <table:table-cell office:value-type="string">
            <text:p>Enjoy Gaming</text:p>
          </table:table-cell>
          <table:table-cell office:value-type="float" office:value="2010">
            <text:p>2010</text:p>
          </table:table-cell>
          <table:table-cell office:value-type="string">
            <text:p>Adventur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Word Searcher (USA)</text:p>
          </table:table-cell>
          <table:table-cell office:value-type="string">
            <text:p>Word Searcher </text:p>
          </table:table-cell>
          <table:table-cell table:number-columns-repeated="2" office:value-type="string">
            <text:p>Digital Leisure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Word Searcher Deluxe (USA)</text:p>
          </table:table-cell>
          <table:table-cell office:value-type="string">
            <text:p>Word Searcher Deluxe </text:p>
          </table:table-cell>
          <table:table-cell table:number-columns-repeated="2" office:value-type="string">
            <text:p>Digital Leisure</text:p>
          </table:table-cell>
          <table:table-cell office:value-type="float" office:value="2011">
            <text:p>2011</text:p>
          </table:table-cell>
          <table:table-cell office:value-type="string">
            <text:p>Board Gam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World of Goo (USA)</text:p>
          </table:table-cell>
          <table:table-cell office:value-type="string">
            <text:p>World of Goo </text:p>
          </table:table-cell>
          <table:table-cell office:value-type="string">
            <text:p>2D Boy</text:p>
          </table:table-cell>
          <table:table-cell office:value-type="string">
            <text:p>Nintendo</text:p>
          </table:table-cell>
          <table:table-cell office:value-type="float" office:value="2008">
            <text:p>2008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Xmas Puzzle (USA)</text:p>
          </table:table-cell>
          <table:table-cell office:value-type="string">
            <text:p>Xmas Puzzle </text:p>
          </table:table-cell>
          <table:table-cell table:number-columns-repeated="2" office:value-type="string">
            <text:p>EnjoyUp Games</text:p>
          </table:table-cell>
          <table:table-cell office:value-type="float" office:value="2011">
            <text:p>2011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Yard Sale Hidden Treasures - Sunnyville (USA)</text:p>
          </table:table-cell>
          <table:table-cell office:value-type="string">
            <text:p>Yard Sale Hidden Treasures - Sunnyville </text:p>
          </table:table-cell>
          <table:table-cell table:number-columns-repeated="2" office:value-type="string">
            <text:p>Konami</text:p>
          </table:table-cell>
          <table:table-cell office:value-type="float" office:value="2010">
            <text:p>2010</text:p>
          </table:table-cell>
          <table:table-cell office:value-type="string">
            <text:p>Puzzle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You, Me, and the Cubes (USA)</text:p>
          </table:table-cell>
          <table:table-cell office:value-type="string">
            <text:p>You, Me, and the Cubes </text:p>
          </table:table-cell>
          <table:table-cell office:value-type="string">
            <text:p>Fyto</text:p>
          </table:table-cell>
          <table:table-cell office:value-type="string">
            <text:p>Nintendo</text:p>
          </table:table-cell>
          <table:table-cell office:value-type="float" office:value="2009">
            <text:p>2009</text:p>
          </table:table-cell>
          <table:table-cell office:value-type="string">
            <text:p>Puzzle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Yummy Yummy Cooking Jam (USA)</text:p>
          </table:table-cell>
          <table:table-cell office:value-type="string">
            <text:p>Yummy Yummy Cooking Jam </text:p>
          </table:table-cell>
          <table:table-cell table:number-columns-repeated="2" office:value-type="string">
            <text:p>Virtual Toys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ESRB - E (Everyone)</text:p>
          </table:table-cell>
          <table:table-cell office:value-type="string">
            <text:p>1-2 Players</text:p>
          </table:table-cell>
          <table:table-cell office:value-type="string">
            <text:p>4.3</text:p>
          </table:table-cell>
          <table:table-cell table:number-columns-repeated="1014"/>
        </table:table-row>
        <table:table-row table:style-name="ro1">
          <table:table-cell office:value-type="string">
            <text:p>Zombie Panic in Wonderland (USA)</text:p>
          </table:table-cell>
          <table:table-cell office:value-type="string">
            <text:p>Zombie Panic in Wonderland </text:p>
          </table:table-cell>
          <table:table-cell office:value-type="string">
            <text:p>Akaoni Studio</text:p>
          </table:table-cell>
          <table:table-cell office:value-type="string">
            <text:p>Marvelous Entertainment</text:p>
          </table:table-cell>
          <table:table-cell office:value-type="float" office:value="2010">
            <text:p>2010</text:p>
          </table:table-cell>
          <table:table-cell office:value-type="string">
            <text:p>Shooter</text:p>
          </table:table-cell>
          <table:table-cell table:style-name="ce4" office:value-type="string">
            <text:p>ESRB - T (Teen)</text:p>
          </table:table-cell>
          <table:table-cell office:value-type="string">
            <text:p>1-2 Players</text:p>
          </table:table-cell>
          <table:table-cell office:value-type="string">
            <text:p>3.9</text:p>
          </table:table-cell>
          <table:table-cell table:number-columns-repeated="1014"/>
        </table:table-row>
        <table:table-row table:style-name="ro1">
          <table:table-cell office:value-type="string">
            <text:p>Zombii Attack (USA)</text:p>
          </table:table-cell>
          <table:table-cell office:value-type="string">
            <text:p>Zombii Attack </text:p>
          </table:table-cell>
          <table:table-cell office:value-type="string">
            <text:p>Motiviti</text:p>
          </table:table-cell>
          <table:table-cell office:value-type="string">
            <text:p>Gamers Digital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table:style-name="ce4" office:value-type="string">
            <text:p>ESRB - E10+ (Everyone 10+)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4"/>
        </table:table-row>
        <table:table-row table:style-name="ro1">
          <table:table-cell office:value-type="string">
            <text:p>Zoo Disc Golf (USA)</text:p>
          </table:table-cell>
          <table:table-cell office:value-type="string">
            <text:p>Zoo Disc Golf </text:p>
          </table:table-cell>
          <table:table-cell table:number-columns-repeated="2" office:value-type="string">
            <text:p>Sonalysts</text:p>
          </table:table-cell>
          <table:table-cell office:value-type="float" office:value="2010">
            <text:p>2010</text:p>
          </table:table-cell>
          <table:table-cell office:value-type="string">
            <text:p>Sports</text:p>
          </table:table-cell>
          <table:table-cell office:value-type="string">
            <text:p>ESRB - E (Everyone)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4"/>
        </table:table-row>
        <table:table-row table:style-name="ro1" table:number-rows-repeated="1048138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Sheet1.A2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7/11/2015</text:date>, <text:time>16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34:43.86</dc:date>
    <meta:generator>OpenOffice/4.1.1$Win32 OpenOffice.org_project/411m6$Build-9775</meta:generator>
    <meta:editing-duration>PT10H52S</meta:editing-duration>
    <meta:editing-cycles>22</meta:editing-cycles>
    <meta:document-statistic meta:table-count="1" meta:cell-count="3933" meta:object-count="0"/>
  </office:meta>
</office:document-meta>
</file>